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D0000000D2BB84D7BB.png" manifest:media-type="image/png"/>
  <manifest:file-entry manifest:full-path="Pictures/1000000100000299000000D3B36E65AC.png" manifest:media-type="image/png"/>
  <manifest:file-entry manifest:full-path="Pictures/10000001000002990000010ACEC341F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Calibri Light" svg:font-family="'Calibri Light'" style:font-family-generic="swiss"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wiss" style:font-pitch="variable"/>
    <style:font-face style:name="Calibri4"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yriad Pro" svg:font-family="'Myriad Pro'"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1" style:family="table">
      <style:table-properties style:width="7.2611in" fo:margin-left="-0.0854in" fo:margin-top="0in" fo:margin-bottom="0in" table:align="left" style:writing-mode="lr-tb"/>
    </style:style>
    <style:style style:name="Tabla1.A" style:family="table-column">
      <style:table-column-properties style:column-width="1.4188in"/>
    </style:style>
    <style:style style:name="Tabla1.B" style:family="table-column">
      <style:table-column-properties style:column-width="5.8424in"/>
    </style:style>
    <style:style style:name="Tabla1.1" style:family="table-row">
      <style:table-row-properties fo:keep-together="auto"/>
    </style:style>
    <style:style style:name="Tabla1.A1" style:family="table-cell">
      <style:table-cell-properties fo:background-color="#eeece1" fo:padding-left="0.0681in" fo:padding-right="0.075in" fo:padding-top="0in" fo:padding-bottom="0in" fo:border="0.5pt solid #000001">
        <style:background-image/>
      </style:table-cell-properties>
    </style:style>
    <style:style style:name="Tabla1.A2" style:family="table-cell">
      <style:table-cell-properties fo:background-color="#ffffff" fo:padding-left="0.0681in" fo:padding-right="0.075in" fo:padding-top="0in" fo:padding-bottom="0in" fo:border="0.5pt solid #000001">
        <style:background-image/>
      </style:table-cell-properties>
    </style:style>
    <style:style style:name="Tabla1.A3" style:family="table-cell">
      <style:table-cell-properties fo:background-color="#ffffff" fo:padding-left="0.0681in" fo:padding-right="0.075in" fo:padding-top="0in" fo:padding-bottom="0in" fo:border-left="0.5pt solid #000001" fo:border-right="0.5pt solid #000001" fo:border-top="none" fo:border-bottom="0.5pt solid #000001">
        <style:background-image/>
      </style:table-cell-properties>
    </style:style>
    <style:style style:name="P1" style:family="paragraph" style:parent-style-name="Standard">
      <style:text-properties officeooo:paragraph-rsid="0009e7c4"/>
    </style:style>
    <style:style style:name="P2" style:family="paragraph" style:parent-style-name="Footer">
      <style:paragraph-properties fo:margin-left="0in" fo:margin-right="0.25in" fo:text-align="justify" style:justify-single-word="false" fo:text-indent="0in" style:auto-text-indent="false"/>
      <style:text-properties style:font-name="Calibri Light" fo:font-size="8pt" fo:font-weight="bold" officeooo:rsid="00362bfe" officeooo:paragraph-rsid="0009e7c4" style:font-size-asian="8pt" style:font-weight-asian="bold" style:font-name-complex="Times New Roman" style:font-size-complex="8pt" style:font-weight-complex="bold"/>
    </style:style>
    <style:style style:name="P3" style:family="paragraph" style:parent-style-name="Table_20_Contents">
      <style:paragraph-properties fo:text-align="justify" style:justify-single-word="false"/>
      <style:text-properties style:font-name="Calibri Light" fo:font-size="8pt" style:font-size-asian="8pt" style:font-name-complex="Times New Roman" style:font-size-complex="8pt"/>
    </style:style>
    <style:style style:name="P4" style:family="paragraph" style:parent-style-name="Footer">
      <style:paragraph-properties fo:margin-left="0in" fo:margin-right="0.25in" fo:text-align="start" style:justify-single-word="false" fo:text-indent="0in" style:auto-text-indent="false"/>
      <style:text-properties style:font-name="Myriad Pro" fo:font-size="10pt" fo:font-style="italic" style:text-underline-style="solid" style:text-underline-width="auto" style:text-underline-color="font-color" officeooo:rsid="00463085" officeooo:paragraph-rsid="0009e7c4" style:font-size-asian="10pt" style:font-style-asian="italic" style:font-name-complex="Tahoma" style:font-size-complex="8pt" style:font-weight-complex="bold"/>
    </style:style>
    <style:style style:name="P5" style:family="paragraph" style:parent-style-name="Header">
      <style:paragraph-properties fo:margin-left="0in" fo:margin-right="0.0535in" fo:text-indent="0in" style:auto-text-indent="false">
        <style:tab-stops>
          <style:tab-stop style:position="3in" style:type="center"/>
          <style:tab-stop style:position="6in" style:type="right"/>
          <style:tab-stop style:position="6.5957in" style:type="right"/>
        </style:tab-stops>
      </style:paragraph-properties>
      <style:text-properties officeooo:paragraph-rsid="0009e7c4"/>
    </style:style>
    <style:style style:name="P6" style:family="paragraph" style:parent-style-name="Header">
      <style:paragraph-properties fo:margin-left="0in" fo:margin-right="0.0535in" fo:text-align="center" style:justify-single-word="false" fo:text-indent="0in" style:auto-text-indent="false">
        <style:tab-stops>
          <style:tab-stop style:position="3in" style:type="center"/>
          <style:tab-stop style:position="6in" style:type="right"/>
          <style:tab-stop style:position="6.5957in" style:type="right"/>
        </style:tab-stops>
      </style:paragraph-properties>
      <style:text-properties officeooo:paragraph-rsid="0009e7c4"/>
    </style:style>
    <style:style style:name="P7" style:family="paragraph" style:parent-style-name="Header">
      <style:paragraph-properties fo:text-align="end" style:justify-single-word="false"/>
      <style:text-properties fo:font-variant="small-caps" style:font-name="Calibri1" fo:font-size="40pt" style:text-underline-style="solid" style:text-underline-width="auto" style:text-underline-color="#0070c0" officeooo:paragraph-rsid="0009e7c4" style:font-size-asian="40pt" style:font-name-complex="Calibri4" style:font-size-complex="40pt"/>
    </style:style>
    <style:style style:name="P8" style:family="paragraph" style:parent-style-name="Footer">
      <style:paragraph-properties fo:text-align="end" style:justify-single-word="false"/>
      <style:text-properties style:font-name="Calibri2" fo:font-size="10pt" officeooo:paragraph-rsid="00f8c14f" style:font-size-asian="10pt" style:font-name-complex="Tahoma"/>
    </style:style>
    <style:style style:name="P9" style:family="paragraph" style:parent-style-name="Footer">
      <style:paragraph-properties fo:text-align="end" style:justify-single-word="false"/>
      <style:text-properties style:font-name="Calibri2" fo:font-size="10pt" officeooo:paragraph-rsid="00f8c14f" style:font-size-asian="10pt" style:font-name-complex="Tahoma" style:font-size-complex="8pt"/>
    </style:style>
    <style:style style:name="P10" style:family="paragraph" style:parent-style-name="Standard_20__28_user_29_">
      <style:paragraph-properties fo:text-align="center" style:justify-single-word="false"/>
      <style:text-properties style:font-name="Calibri2" officeooo:rsid="00bd9fc9" officeooo:paragraph-rsid="00bd9fc9"/>
    </style:style>
    <style:style style:name="P11" style:family="paragraph" style:parent-style-name="Standard_20__28_user_29_">
      <style:paragraph-properties fo:text-align="center" style:justify-single-word="false"/>
      <style:text-properties style:font-name="Calibri2" fo:font-weight="bold" officeooo:rsid="00bd9fc9" officeooo:paragraph-rsid="00bd9fc9" style:font-weight-asian="bold" style:font-weight-complex="bold"/>
    </style:style>
    <style:style style:name="P12" style:family="paragraph" style:parent-style-name="Standard_20__28_user_29_">
      <style:paragraph-properties fo:text-align="center" style:justify-single-word="false"/>
      <style:text-properties style:font-name="Calibri2" fo:font-weight="bold" officeooo:rsid="00c248c1" officeooo:paragraph-rsid="00c248c1" style:font-weight-asian="bold" style:font-weight-complex="bold"/>
    </style:style>
    <style:style style:name="P13" style:family="paragraph" style:parent-style-name="Standard_20__28_user_29_">
      <style:paragraph-properties fo:text-align="center" style:justify-single-word="false"/>
      <style:text-properties style:font-name="Calibri2" fo:font-weight="bold" officeooo:rsid="00c68710" officeooo:paragraph-rsid="00cecc57" style:font-weight-asian="bold" style:font-weight-complex="bold"/>
    </style:style>
    <style:style style:name="P14" style:family="paragraph" style:parent-style-name="Standard_20__28_user_29_">
      <style:paragraph-properties fo:text-align="center" style:justify-single-word="false"/>
      <style:text-properties style:font-name="Calibri2" officeooo:rsid="00bfb45e" officeooo:paragraph-rsid="00bfb45e"/>
    </style:style>
    <style:style style:name="P15" style:family="paragraph" style:parent-style-name="Standard_20__28_user_29_">
      <style:paragraph-properties fo:text-align="center" style:justify-single-word="false"/>
      <style:text-properties style:font-name="Calibri2" fo:font-size="12pt" fo:font-weight="bold" officeooo:rsid="00cf24c9" officeooo:paragraph-rsid="00cf24c9" style:font-size-asian="10.5pt" style:font-weight-asian="bold" style:font-size-complex="12pt" style:font-weight-complex="bold"/>
    </style:style>
    <style:style style:name="P16" style:family="paragraph" style:parent-style-name="Standard_20__28_user_29_">
      <style:paragraph-properties fo:text-align="center" style:justify-single-word="false"/>
      <style:text-properties style:font-name="Calibri2" fo:font-size="12pt" fo:font-weight="bold" officeooo:rsid="00d47597" officeooo:paragraph-rsid="00d47597" style:font-size-asian="12pt" style:font-weight-asian="bold" style:font-size-complex="12pt" style:font-weight-complex="bold"/>
    </style:style>
    <style:style style:name="P17" style:family="paragraph" style:parent-style-name="Standard_20__28_user_29_">
      <style:paragraph-properties fo:text-align="center" style:justify-single-word="false"/>
      <style:text-properties style:font-name="Calibri2" fo:font-size="12pt" officeooo:rsid="00cf24c9" officeooo:paragraph-rsid="00cf24c9" style:font-size-asian="12pt" style:font-size-complex="12pt"/>
    </style:style>
    <style:style style:name="P18" style:family="paragraph" style:parent-style-name="Standard_20__28_user_29_">
      <style:paragraph-properties fo:text-align="center" style:justify-single-word="false"/>
      <style:text-properties style:font-name="Calibri2" fo:font-size="11pt" officeooo:rsid="00cf24c9" officeooo:paragraph-rsid="00cf24c9" style:font-size-asian="11pt" style:font-size-complex="11pt"/>
    </style:style>
    <style:style style:name="P19" style:family="paragraph" style:parent-style-name="Standard_20__28_user_29_">
      <style:paragraph-properties fo:text-align="center" style:justify-single-word="false"/>
      <style:text-properties style:font-name="Calibri2" fo:font-size="11pt" officeooo:rsid="00d0b70b" officeooo:paragraph-rsid="00d0b70b" style:font-size-asian="11pt" style:font-size-complex="11pt"/>
    </style:style>
    <style:style style:name="P20" style:family="paragraph" style:parent-style-name="Standard_20__28_user_29_">
      <style:paragraph-properties fo:text-align="center" style:justify-single-word="false"/>
      <style:text-properties style:font-name="Calibri2" fo:font-size="11pt" officeooo:rsid="00d5111a" officeooo:paragraph-rsid="00d5111a" style:font-size-asian="11pt" style:font-size-complex="11pt"/>
    </style:style>
    <style:style style:name="P21" style:family="paragraph" style:parent-style-name="Standard">
      <style:paragraph-properties fo:line-height="100%" fo:text-align="justify" style:justify-single-word="false">
        <style:tab-stops>
          <style:tab-stop style:position="3in"/>
          <style:tab-stop style:position="6in"/>
        </style:tab-stops>
      </style:paragraph-properties>
      <style:text-properties fo:color="#000000" loext:opacity="100%" style:font-name="Calibri" fo:font-size="11pt" fo:font-weight="normal" officeooo:paragraph-rsid="000e01be" fo:background-color="#ffffff" style:font-name-asian="Calibri" style:font-name-complex="Calibri"/>
    </style:style>
    <style:style style:name="P22" style:family="paragraph" style:parent-style-name="Standard">
      <style:paragraph-properties fo:line-height="100%" fo:text-align="justify" style:justify-single-word="false">
        <style:tab-stops>
          <style:tab-stop style:position="3in"/>
          <style:tab-stop style:position="6in"/>
        </style:tab-stops>
      </style:paragraph-properties>
      <style:text-properties fo:color="#000000" loext:opacity="100%" style:font-name="Calibri" fo:font-size="11pt" fo:font-weight="normal" officeooo:paragraph-rsid="00ea9f71" fo:background-color="#ffffff" style:font-name-asian="Calibri" style:font-name-complex="Calibri"/>
    </style:style>
    <style:style style:name="P23" style:family="paragraph" style:parent-style-name="Standard">
      <style:paragraph-properties fo:line-height="100%" fo:text-align="justify" style:justify-single-word="false">
        <style:tab-stops>
          <style:tab-stop style:position="3in"/>
          <style:tab-stop style:position="6in"/>
        </style:tab-stops>
      </style:paragraph-properties>
      <style:text-properties fo:color="#000000" loext:opacity="100%" style:font-name="Calibri" fo:font-size="11pt" fo:font-weight="normal" officeooo:rsid="00ed9d9a" officeooo:paragraph-rsid="00ed9d9a" fo:background-color="#ffffff" style:font-name-asian="Calibri" style:font-name-complex="Calibri"/>
    </style:style>
    <style:style style:name="P24" style:family="paragraph" style:parent-style-name="Standard_20__28_user_29_">
      <style:paragraph-properties fo:margin-left="0in" fo:margin-right="0in" fo:margin-top="0in" fo:margin-bottom="0in" style:contextual-spacing="false" fo:line-height="115%" fo:text-align="center" style:justify-single-word="false" fo:text-indent="0in" style:auto-text-indent="false"/>
      <style:text-properties fo:color="#000000" loext:opacity="100%" style:font-name="Calibri" fo:font-size="11pt" fo:font-weight="normal" officeooo:rsid="007c9da1" officeooo:paragraph-rsid="008947cf" fo:background-color="#ffffff" style:font-name-asian="Calibri" style:font-size-asian="11pt" style:font-weight-asian="bold" style:font-name-complex="Calibri"/>
    </style:style>
    <style:style style:name="P25" style:family="paragraph" style:parent-style-name="Standard_20__28_user_29_">
      <style:paragraph-properties fo:margin-left="0in" fo:margin-right="0in" fo:margin-top="0in" fo:margin-bottom="0in" style:contextual-spacing="false" fo:line-height="115%" fo:text-align="center" style:justify-single-word="false" fo:text-indent="0in" style:auto-text-indent="false"/>
      <style:text-properties fo:color="#000000" loext:opacity="100%" style:font-name="Calibri" fo:font-size="11pt" fo:font-weight="normal" officeooo:rsid="007c9da1" officeooo:paragraph-rsid="00ea9f71" fo:background-color="#ffffff" style:font-name-asian="Calibri" style:font-size-asian="11pt" style:font-weight-asian="bold" style:font-name-complex="Calibri"/>
    </style:style>
    <style:style style:name="P26" style:family="paragraph" style:parent-style-name="Standard">
      <style:paragraph-properties fo:margin-top="0in" fo:margin-bottom="0.0835in" style:contextual-spacing="false" fo:line-height="100%" fo:text-align="justify" style:justify-single-word="false">
        <style:tab-stops>
          <style:tab-stop style:position="3in"/>
          <style:tab-stop style:position="6in"/>
        </style:tab-stops>
      </style:paragraph-properties>
      <style:text-properties fo:color="#000000" loext:opacity="100%" style:font-name="Calibri" fo:font-size="11pt" fo:font-weight="normal" officeooo:paragraph-rsid="00ea9f71" fo:background-color="#ffffff" style:font-name-asian="Calibri" style:font-size-asian="11pt" style:font-weight-asian="normal" style:font-name-complex="Calibri" style:font-weight-complex="normal"/>
    </style:style>
    <style:style style:name="P27" style:family="paragraph" style:parent-style-name="Standard">
      <style:paragraph-properties fo:margin-top="0in" fo:margin-bottom="0.0835in" style:contextual-spacing="false" fo:line-height="100%" fo:text-align="justify" style:justify-single-word="false">
        <style:tab-stops>
          <style:tab-stop style:position="3in"/>
          <style:tab-stop style:position="6in"/>
        </style:tab-stops>
      </style:paragraph-properties>
      <style:text-properties fo:color="#000000" loext:opacity="100%" style:font-name="Calibri" fo:font-size="11pt" fo:font-weight="normal" officeooo:rsid="00ee30ce" officeooo:paragraph-rsid="00ee30ce" fo:background-color="#ffffff" style:font-name-asian="Calibri" style:font-size-asian="11pt" style:font-weight-asian="normal" style:font-name-complex="Calibri" style:font-weight-complex="normal"/>
    </style:style>
    <style:style style:name="P28" style:family="paragraph" style:parent-style-name="Standard">
      <style:paragraph-properties fo:margin-top="0in" fo:margin-bottom="0.0835in" style:contextual-spacing="false" fo:line-height="100%" fo:text-align="justify" style:justify-single-word="false">
        <style:tab-stops>
          <style:tab-stop style:position="3in"/>
          <style:tab-stop style:position="6in"/>
        </style:tab-stops>
      </style:paragraph-properties>
      <style:text-properties fo:color="#000000" loext:opacity="100%" style:font-name="Calibri" fo:font-size="11pt" fo:font-weight="normal" officeooo:rsid="00f006c9" officeooo:paragraph-rsid="00f006c9" fo:background-color="#ffffff" style:font-name-asian="Calibri" style:font-size-asian="11pt" style:font-weight-asian="normal" style:font-name-complex="Calibri" style:font-weight-complex="normal"/>
    </style:style>
    <style:style style:name="P29" style:family="paragraph" style:parent-style-name="Standard">
      <style:paragraph-properties fo:margin-top="0in" fo:margin-bottom="0.0835in" style:contextual-spacing="false" fo:line-height="100%" fo:text-align="justify" style:justify-single-word="false">
        <style:tab-stops>
          <style:tab-stop style:position="3in"/>
          <style:tab-stop style:position="6in"/>
        </style:tab-stops>
      </style:paragraph-properties>
      <style:text-properties fo:color="#000000" loext:opacity="100%" style:font-name="Calibri" fo:font-size="11pt" fo:font-weight="normal" officeooo:rsid="00f10578" officeooo:paragraph-rsid="00f006c9" fo:background-color="#ffffff" style:font-name-asian="Calibri" style:font-size-asian="11pt" style:font-weight-asian="normal" style:font-name-complex="Calibri" style:font-weight-complex="normal"/>
    </style:style>
    <style:style style:name="P30" style:family="paragraph" style:parent-style-name="Standard">
      <style:paragraph-properties fo:margin-top="0in" fo:margin-bottom="0.0835in" style:contextual-spacing="false" fo:line-height="100%" fo:text-align="justify" style:justify-single-word="false">
        <style:tab-stops>
          <style:tab-stop style:position="3in"/>
          <style:tab-stop style:position="6in"/>
        </style:tab-stops>
      </style:paragraph-properties>
      <style:text-properties fo:color="#000000" loext:opacity="100%" style:font-name="Calibri" fo:font-size="11pt" fo:font-weight="normal" officeooo:rsid="00f10578" officeooo:paragraph-rsid="00f30fe4" fo:background-color="#ffffff" style:font-name-asian="Calibri" style:font-size-asian="11pt" style:font-weight-asian="normal" style:font-name-complex="Calibri" style:font-weight-complex="normal"/>
    </style:style>
    <style:style style:name="P31" style:family="paragraph" style:parent-style-name="Standard">
      <style:paragraph-properties fo:margin-top="0in" fo:margin-bottom="0.0835in" style:contextual-spacing="false" fo:line-height="100%" fo:text-align="justify" style:justify-single-word="false">
        <style:tab-stops>
          <style:tab-stop style:position="3in"/>
          <style:tab-stop style:position="6in"/>
        </style:tab-stops>
      </style:paragraph-properties>
      <style:text-properties fo:color="#000000" loext:opacity="100%" style:font-name="Calibri" fo:font-size="11pt" fo:font-weight="normal" officeooo:rsid="00f10578" officeooo:paragraph-rsid="00f10578" fo:background-color="#ffffff" style:font-name-asian="Calibri" style:font-size-asian="11pt" style:font-weight-asian="normal" style:font-name-complex="Calibri" style:font-weight-complex="normal"/>
    </style:style>
    <style:style style:name="P32" style:family="paragraph" style:parent-style-name="Standard">
      <style:paragraph-properties fo:margin-top="0in" fo:margin-bottom="0.0835in" style:contextual-spacing="false" fo:line-height="100%" fo:text-align="justify" style:justify-single-word="false">
        <style:tab-stops>
          <style:tab-stop style:position="3in"/>
          <style:tab-stop style:position="6in"/>
        </style:tab-stops>
      </style:paragraph-properties>
      <style:text-properties fo:color="#000000" loext:opacity="100%" style:font-name="Calibri" fo:font-size="11pt" fo:font-weight="normal" officeooo:rsid="00f30fe4" officeooo:paragraph-rsid="00f30fe4" fo:background-color="#ffffff" style:font-name-asian="Calibri" style:font-size-asian="11pt" style:font-weight-asian="normal" style:font-name-complex="Calibri" style:font-weight-complex="normal"/>
    </style:style>
    <style:style style:name="P33" style:family="paragraph" style:parent-style-name="Standard">
      <style:paragraph-properties fo:line-height="100%" fo:text-align="justify" style:justify-single-word="false">
        <style:tab-stops>
          <style:tab-stop style:position="3in"/>
          <style:tab-stop style:position="6in"/>
        </style:tab-stops>
      </style:paragraph-properties>
      <style:text-properties fo:color="#000000" loext:opacity="100%" style:font-name="Calibri" fo:font-size="11pt" fo:font-weight="bold" officeooo:rsid="00ed9d9a" officeooo:paragraph-rsid="00ed9d9a" fo:background-color="#ffffff" style:font-name-asian="Calibri" style:font-weight-asian="bold" style:font-name-complex="Calibri" style:font-weight-complex="bold"/>
    </style:style>
    <style:style style:name="P34" style:family="paragraph" style:parent-style-name="Standard">
      <style:paragraph-properties fo:margin-top="0in" fo:margin-bottom="0.0835in" style:contextual-spacing="false" fo:line-height="100%" fo:text-align="justify" style:justify-single-word="false">
        <style:tab-stops>
          <style:tab-stop style:position="3in"/>
          <style:tab-stop style:position="6in"/>
        </style:tab-stops>
      </style:paragraph-properties>
      <style:text-properties fo:color="#000000" loext:opacity="100%" style:font-name="Calibri" fo:font-size="11pt" fo:font-weight="bold" officeooo:rsid="00ee30ce" officeooo:paragraph-rsid="00ee30ce" fo:background-color="#ffffff" style:font-name-asian="Calibri" style:font-size-asian="11pt" style:font-weight-asian="bold" style:font-name-complex="Calibri" style:font-weight-complex="bold"/>
    </style:style>
    <style:style style:name="P35" style:family="paragraph" style:parent-style-name="Standard">
      <style:paragraph-properties fo:margin-top="0in" fo:margin-bottom="0.0835in" style:contextual-spacing="false" fo:line-height="100%" fo:text-align="justify" style:justify-single-word="false">
        <style:tab-stops>
          <style:tab-stop style:position="3in"/>
          <style:tab-stop style:position="6in"/>
        </style:tab-stops>
      </style:paragraph-properties>
      <style:text-properties fo:color="#000000" loext:opacity="100%" style:font-name="Calibri" fo:font-size="11pt" fo:font-weight="bold" officeooo:rsid="00f006c9" officeooo:paragraph-rsid="00f006c9" fo:background-color="#ffffff" style:font-name-asian="Calibri" style:font-size-asian="11pt" style:font-weight-asian="bold" style:font-name-complex="Calibri" style:font-weight-complex="bold"/>
    </style:style>
    <style:style style:name="P36" style:family="paragraph" style:parent-style-name="Standard">
      <style:paragraph-properties fo:margin-top="0in" fo:margin-bottom="0.0835in" style:contextual-spacing="false" fo:line-height="100%" fo:text-align="justify" style:justify-single-word="false">
        <style:tab-stops>
          <style:tab-stop style:position="3in"/>
          <style:tab-stop style:position="6in"/>
        </style:tab-stops>
      </style:paragraph-properties>
      <style:text-properties fo:color="#000000" loext:opacity="100%" style:font-name="Calibri" fo:font-size="11pt" fo:font-weight="bold" officeooo:rsid="00f10578" officeooo:paragraph-rsid="00f10578" fo:background-color="#ffffff" style:font-name-asian="Calibri" style:font-size-asian="11pt" style:font-weight-asian="bold" style:font-name-complex="Calibri" style:font-weight-complex="bold"/>
    </style:style>
    <style:style style:name="P37" style:family="paragraph" style:parent-style-name="Standard_20__28_user_29_">
      <style:paragraph-properties fo:margin-top="0in" fo:margin-bottom="0.0835in" style:contextual-spacing="false"/>
      <style:text-properties fo:color="#000000" loext:opacity="100%" style:font-name="Calibri3" fo:font-size="11pt" fo:font-weight="bold" officeooo:paragraph-rsid="00ea9f71" fo:background-color="#ffffff" style:font-name-asian="Calibri" style:font-size-asian="11pt" style:font-weight-asian="normal" style:font-name-complex="Calibri" style:font-weight-complex="normal"/>
    </style:style>
    <style:style style:name="P38" style:family="paragraph" style:parent-style-name="Standard">
      <style:paragraph-properties fo:line-height="100%" fo:text-align="justify" style:justify-single-word="false">
        <style:tab-stops>
          <style:tab-stop style:position="3in"/>
          <style:tab-stop style:position="6in"/>
        </style:tab-stops>
      </style:paragraph-properties>
      <style:text-properties style:font-name="Calibri3" fo:font-size="11pt" officeooo:paragraph-rsid="007ecc69" style:font-size-asian="11pt"/>
    </style:style>
    <style:style style:name="P39" style:family="paragraph" style:parent-style-name="Standard_20__28_user_29_">
      <style:paragraph-properties fo:margin-left="0in" fo:margin-right="0in" fo:margin-top="0in" fo:margin-bottom="0in" style:contextual-spacing="false" fo:line-height="115%" fo:text-align="center" style:justify-single-word="false" fo:text-indent="0in" style:auto-text-indent="false"/>
      <style:text-properties style:font-name="Calibri3" fo:font-size="11pt" officeooo:paragraph-rsid="008a8664" style:font-size-asian="11pt"/>
    </style:style>
    <style:style style:name="P40" style:family="paragraph" style:parent-style-name="Standard_20__28_user_29_">
      <style:paragraph-properties fo:margin-left="0in" fo:margin-right="0in" fo:margin-top="0in" fo:margin-bottom="0in" style:contextual-spacing="false" fo:line-height="115%" fo:text-align="center" style:justify-single-word="false" fo:text-indent="0in" style:auto-text-indent="false"/>
      <style:text-properties style:font-name="Calibri3" fo:font-size="11pt" officeooo:paragraph-rsid="00ea9f71" style:font-size-asian="11pt"/>
    </style:style>
    <style:style style:name="P41" style:family="paragraph" style:parent-style-name="Standard_20__28_user_29_">
      <style:paragraph-properties fo:text-align="center" style:justify-single-word="false"/>
      <style:text-properties style:font-name="Calibri3" fo:font-size="11pt" officeooo:paragraph-rsid="0009e7c4" style:font-size-asian="11pt"/>
    </style:style>
    <style:style style:name="P42" style:family="paragraph" style:parent-style-name="Standard_20__28_user_29_">
      <style:paragraph-properties fo:text-align="center" style:justify-single-word="false"/>
      <style:text-properties style:font-name="Calibri3" fo:font-size="11pt" officeooo:paragraph-rsid="000b47de" style:font-size-asian="11pt"/>
    </style:style>
    <style:style style:name="P43" style:family="paragraph" style:parent-style-name="Standard_20__28_user_29_">
      <style:paragraph-properties fo:text-align="center" style:justify-single-word="false"/>
      <style:text-properties style:font-name="Calibri3" fo:font-size="11pt" officeooo:paragraph-rsid="00ea9f71" style:font-size-asian="11pt"/>
    </style:style>
    <style:style style:name="P44" style:family="paragraph" style:parent-style-name="Standard">
      <style:paragraph-properties fo:margin-top="0in" fo:margin-bottom="0in" style:contextual-spacing="false" fo:line-height="115%" fo:text-align="justify" style:justify-single-word="false">
        <style:tab-stops>
          <style:tab-stop style:position="3in"/>
          <style:tab-stop style:position="6in"/>
        </style:tab-stops>
      </style:paragraph-properties>
      <style:text-properties style:font-name="Calibri3" fo:font-size="11pt" officeooo:rsid="00e6346a" officeooo:paragraph-rsid="009bf416" style:font-size-asian="11pt"/>
    </style:style>
    <style:style style:name="P45" style:family="paragraph" style:parent-style-name="Standard">
      <style:paragraph-properties fo:margin-top="0in" fo:margin-bottom="0in" style:contextual-spacing="false" fo:line-height="115%" fo:text-align="justify" style:justify-single-word="false">
        <style:tab-stops>
          <style:tab-stop style:position="3in"/>
          <style:tab-stop style:position="6in"/>
        </style:tab-stops>
      </style:paragraph-properties>
      <style:text-properties style:font-name="Calibri3" fo:font-size="11pt" officeooo:rsid="00e7fdcf" officeooo:paragraph-rsid="009bf416" style:font-size-asian="11pt"/>
    </style:style>
    <style:style style:name="P46" style:family="paragraph" style:parent-style-name="Standard">
      <style:paragraph-properties fo:margin-top="0in" fo:margin-bottom="0in" style:contextual-spacing="false" fo:line-height="115%" fo:text-align="justify" style:justify-single-word="false">
        <style:tab-stops>
          <style:tab-stop style:position="3in"/>
          <style:tab-stop style:position="6in"/>
        </style:tab-stops>
      </style:paragraph-properties>
      <style:text-properties style:font-name="Calibri3" fo:font-size="11pt" officeooo:rsid="00e7fdcf" officeooo:paragraph-rsid="00d8e5d1" style:font-size-asian="11pt"/>
    </style:style>
    <style:style style:name="P47"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Calibri3" fo:font-size="11pt" fo:font-weight="normal" officeooo:rsid="0092445c" officeooo:paragraph-rsid="00939cab" style:font-size-asian="11pt" style:font-weight-asian="normal" style:font-weight-complex="normal"/>
    </style:style>
    <style:style style:name="P48"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Calibri3" fo:font-size="11pt" fo:font-weight="normal" officeooo:rsid="0092445c" officeooo:paragraph-rsid="00ea9f71" style:font-size-asian="11pt" style:font-weight-asian="normal" style:font-weight-complex="normal"/>
    </style:style>
    <style:style style:name="P49"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Calibri3" fo:font-size="11pt" fo:font-weight="normal" officeooo:rsid="00ea9f71" officeooo:paragraph-rsid="00ea9f71" style:font-size-asian="11pt" style:font-weight-asian="normal" style:font-weight-complex="normal"/>
    </style:style>
    <style:style style:name="P50" style:family="paragraph" style:parent-style-name="Standard_20__28_user_29_">
      <style:paragraph-properties fo:line-height="115%" fo:text-align="justify" style:justify-single-word="false"/>
      <style:text-properties style:font-name="Calibri3" fo:font-size="11pt" fo:font-weight="normal" officeooo:rsid="009cf7ac" officeooo:paragraph-rsid="009cf7ac" style:font-size-asian="11pt" style:font-weight-asian="normal" style:font-weight-complex="normal"/>
    </style:style>
    <style:style style:name="P51" style:family="paragraph" style:parent-style-name="Standard_20__28_user_29_">
      <style:paragraph-properties fo:line-height="115%" fo:text-align="justify" style:justify-single-word="false"/>
      <style:text-properties style:font-name="Calibri3" fo:font-size="11pt" fo:font-weight="normal" officeooo:rsid="009cf7ac" officeooo:paragraph-rsid="00f1582b" style:font-size-asian="11pt" style:font-weight-asian="normal" style:font-weight-complex="normal"/>
    </style:style>
    <style:style style:name="P52" style:family="paragraph" style:parent-style-name="Standard_20__28_user_29_">
      <style:paragraph-properties fo:margin-top="0in" fo:margin-bottom="0.0835in" style:contextual-spacing="false"/>
      <style:text-properties style:font-name="Calibri3" fo:font-size="11pt" fo:font-weight="normal" officeooo:paragraph-rsid="0009e7c4" style:font-size-asian="11pt" style:font-weight-asian="normal" style:font-weight-complex="normal"/>
    </style:style>
    <style:style style:name="P53" style:family="paragraph" style:parent-style-name="Standard_20__28_user_29_">
      <style:paragraph-properties fo:margin-top="0in" fo:margin-bottom="0.0835in" style:contextual-spacing="false" fo:text-align="justify" style:justify-single-word="false"/>
      <style:text-properties style:font-name="Calibri3" fo:font-size="11pt" fo:font-weight="normal" officeooo:paragraph-rsid="0009e7c4" style:font-size-asian="11pt" style:font-weight-asian="normal" style:font-weight-complex="normal"/>
    </style:style>
    <style:style style:name="P54"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Calibri3" fo:font-size="11pt" fo:font-weight="bold" officeooo:paragraph-rsid="00939cab" style:font-size-asian="11pt" style:font-weight-asian="bold" style:font-weight-complex="bold"/>
    </style:style>
    <style:style style:name="P55"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Calibri3" fo:font-size="11pt" fo:font-weight="bold" officeooo:paragraph-rsid="00ea9f71" style:font-size-asian="11pt" style:font-weight-asian="bold" style:font-weight-complex="bold"/>
    </style:style>
    <style:style style:name="P56" style:family="paragraph" style:parent-style-name="Standard_20__28_user_29_">
      <style:text-properties style:font-name="Calibri3" fo:font-size="11pt" fo:font-weight="bold" officeooo:paragraph-rsid="0009e7c4" style:font-size-asian="11pt" style:font-weight-asian="bold" style:font-weight-complex="bold"/>
    </style:style>
    <style:style style:name="P57" style:family="paragraph" style:parent-style-name="Standard_20__28_user_29_">
      <style:paragraph-properties fo:margin-top="0in" fo:margin-bottom="0.0835in" style:contextual-spacing="false"/>
      <style:text-properties style:font-name="Calibri3" fo:font-size="11pt" fo:font-weight="bold" officeooo:paragraph-rsid="0009e7c4" style:font-size-asian="11pt" style:font-weight-asian="bold" style:font-weight-complex="bold"/>
    </style:style>
    <style:style style:name="P58" style:family="paragraph" style:parent-style-name="Standard_20__28_user_29_">
      <style:paragraph-properties fo:text-align="justify" style:justify-single-word="false"/>
      <style:text-properties style:font-name="Calibri3" fo:font-size="11pt" fo:font-weight="bold" officeooo:paragraph-rsid="0009e7c4" style:font-size-asian="11pt" style:font-weight-asian="bold" style:font-weight-complex="bold"/>
    </style:style>
    <style:style style:name="P59" style:family="paragraph" style:parent-style-name="Standard_20__28_user_29_">
      <style:paragraph-properties fo:margin-top="0in" fo:margin-bottom="0.0835in" style:contextual-spacing="false" fo:text-align="justify" style:justify-single-word="false"/>
      <style:text-properties style:font-name="Calibri3" fo:font-size="11pt" fo:font-weight="bold" officeooo:paragraph-rsid="0009e7c4" style:font-size-asian="11pt" style:font-weight-asian="bold" style:font-weight-complex="bold"/>
    </style:style>
    <style:style style:name="P60" style:family="paragraph" style:parent-style-name="Standard_20__28_user_29_">
      <style:paragraph-properties fo:text-align="justify" style:justify-single-word="false"/>
      <style:text-properties style:font-name="Calibri3" fo:font-size="11pt" fo:font-weight="bold" officeooo:paragraph-rsid="00ea9f71" style:font-size-asian="11pt" style:font-weight-asian="bold" style:font-weight-complex="bold"/>
    </style:style>
    <style:style style:name="P61" style:family="paragraph" style:parent-style-name="Standard">
      <style:paragraph-properties fo:line-height="100%" fo:text-align="justify" style:justify-single-word="false">
        <style:tab-stops>
          <style:tab-stop style:position="3in"/>
          <style:tab-stop style:position="6in"/>
        </style:tab-stops>
      </style:paragraph-properties>
      <style:text-properties style:font-name="Calibri3" fo:font-size="11pt" fo:font-weight="bold" officeooo:paragraph-rsid="000e01be" style:font-size-asian="11pt" style:font-weight-asian="bold" style:font-weight-complex="bold"/>
    </style:style>
    <style:style style:name="P62" style:family="paragraph" style:parent-style-name="Standard_20__28_user_29_">
      <style:paragraph-properties fo:margin-top="0in" fo:margin-bottom="0.0835in" style:contextual-spacing="false" fo:text-align="justify" style:justify-single-word="false"/>
      <style:text-properties style:font-name="Calibri3" fo:font-size="11pt" fo:font-weight="bold" officeooo:paragraph-rsid="0009e7c4"/>
    </style:style>
    <style:style style:name="P63" style:family="paragraph" style:parent-style-name="Standard_20__28_user_29_">
      <style:text-properties style:font-name="Calibri3" fo:font-weight="bold" officeooo:paragraph-rsid="0009e7c4" style:font-weight-asian="bold" style:font-weight-complex="bold"/>
    </style:style>
    <style:style style:name="P64" style:family="paragraph" style:parent-style-name="Standard_20__28_user_29_">
      <style:text-properties style:font-name="Calibri3" fo:font-weight="bold" officeooo:paragraph-rsid="00ea9f71" style:font-weight-asian="bold" style:font-weight-complex="bold"/>
    </style:style>
    <style:style style:name="P65" style:family="paragraph" style:parent-style-name="Standard_20__28_user_29_">
      <style:paragraph-properties fo:text-align="center" style:justify-single-word="false"/>
      <style:text-properties style:font-name="Calibri3" fo:font-size="10pt" fo:font-weight="bold" officeooo:paragraph-rsid="0009e7c4" style:font-size-asian="10pt" style:font-weight-asian="bold" style:font-size-complex="10pt" style:font-weight-complex="bold"/>
    </style:style>
    <style:style style:name="P66" style:family="paragraph" style:parent-style-name="Standard_20__28_user_29_">
      <style:paragraph-properties fo:text-align="center" style:justify-single-word="false"/>
      <style:text-properties style:font-name="Calibri3" fo:font-size="14pt" fo:font-weight="bold" officeooo:paragraph-rsid="0009e7c4" style:font-size-asian="14pt" style:font-weight-asian="bold" style:font-weight-complex="bold"/>
    </style:style>
    <style:style style:name="P67" style:family="paragraph" style:parent-style-name="Standard_20__28_user_29_">
      <style:paragraph-properties fo:text-align="center" style:justify-single-word="false"/>
      <style:text-properties style:font-name="Calibri3" fo:font-size="14pt" fo:font-weight="bold" officeooo:paragraph-rsid="00ea9f71" style:font-size-asian="14pt" style:font-weight-asian="bold" style:font-weight-complex="bold"/>
    </style:style>
    <style:style style:name="P68" style:family="paragraph" style:parent-style-name="Standard_20__28_user_29_">
      <style:paragraph-properties fo:text-align="center" style:justify-single-word="false"/>
      <style:text-properties style:font-name="Calibri3" officeooo:paragraph-rsid="000b47de"/>
    </style:style>
    <style:style style:name="P69" style:family="paragraph" style:parent-style-name="Standard_20__28_user_29_">
      <style:paragraph-properties fo:text-align="center" style:justify-single-word="false"/>
      <style:text-properties style:font-name="Calibri3" officeooo:paragraph-rsid="00ea9f71"/>
    </style:style>
    <style:style style:name="P70" style:family="paragraph" style:parent-style-name="Standard_20__28_user_29_">
      <style:paragraph-properties fo:margin-left="0in" fo:margin-right="0in" fo:margin-top="0in" fo:margin-bottom="0in" style:contextual-spacing="false" fo:line-height="115%" fo:text-align="center" style:justify-single-word="false" fo:text-indent="0in" style:auto-text-indent="false"/>
      <style:text-properties fo:color="#111111" loext:opacity="100%" style:font-name="Calibri3" fo:font-size="11pt" fo:font-weight="normal" officeooo:rsid="007c0907" officeooo:paragraph-rsid="00fd828e" fo:background-color="#ffffff" style:font-name-asian="Calibri" style:font-size-asian="11pt" style:font-weight-asian="bold" style:font-name-complex="Calibri"/>
    </style:style>
    <style:style style:name="P71" style:family="paragraph" style:parent-style-name="Standard_20__28_user_29_">
      <style:paragraph-properties fo:text-align="center" style:justify-single-word="false"/>
      <style:text-properties fo:color="#111111" loext:opacity="100%" style:font-name="Calibri3" fo:font-size="11pt" fo:font-weight="normal" officeooo:rsid="007c0907" officeooo:paragraph-rsid="007c0907" fo:background-color="#ffffff" style:font-name-asian="Calibri" style:font-size-asian="11pt" style:font-weight-asian="bold" style:font-name-complex="Calibri"/>
    </style:style>
    <style:style style:name="P72"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officeooo:paragraph-rsid="00939cab"/>
    </style:style>
    <style:style style:name="P73" style:family="paragraph" style:parent-style-name="Standard">
      <style:paragraph-properties fo:margin-top="0in" fo:margin-bottom="0in" style:contextual-spacing="false" fo:line-height="115%" fo:text-align="justify" style:justify-single-word="false">
        <style:tab-stops>
          <style:tab-stop style:position="3in"/>
          <style:tab-stop style:position="6in"/>
        </style:tab-stops>
      </style:paragraph-properties>
      <style:text-properties officeooo:paragraph-rsid="009bf416"/>
    </style:style>
    <style:style style:name="P74" style:family="paragraph" style:parent-style-name="Standard_20__28_user_29_">
      <style:paragraph-properties fo:text-align="justify" style:justify-single-word="false"/>
      <style:text-properties style:font-name="Calibri1" fo:font-size="11pt" fo:font-weight="bold" officeooo:paragraph-rsid="0009e7c4" style:font-size-asian="11pt" style:font-weight-asian="bold" style:font-weight-complex="bold"/>
    </style:style>
    <style:style style:name="P75" style:family="paragraph" style:parent-style-name="Standard_20__28_user_29_">
      <style:paragraph-properties fo:text-align="center" style:justify-single-word="false"/>
      <style:text-properties officeooo:rsid="00c17301" officeooo:paragraph-rsid="00c17301"/>
    </style:style>
    <style:style style:name="P76" style:family="paragraph" style:parent-style-name="Standard_20__28_user_29_">
      <style:paragraph-properties fo:text-align="center" style:justify-single-word="false"/>
      <style:text-properties officeooo:rsid="00c35e3c" officeooo:paragraph-rsid="00c35e3c"/>
    </style:style>
    <style:style style:name="P77" style:family="paragraph" style:parent-style-name="Standard_20__28_user_29_">
      <style:paragraph-properties fo:text-align="center" style:justify-single-word="false"/>
      <style:text-properties officeooo:rsid="00c3fd47" officeooo:paragraph-rsid="00c3fd47"/>
    </style:style>
    <style:style style:name="P78" style:family="paragraph" style:parent-style-name="Standard_20__28_user_29_">
      <style:paragraph-properties fo:text-align="center" style:justify-single-word="false"/>
      <style:text-properties fo:font-size="12pt" officeooo:rsid="00cf24c9" officeooo:paragraph-rsid="00cf24c9" style:font-size-asian="10.5pt" style:font-size-complex="12pt"/>
    </style:style>
    <style:style style:name="P79" style:family="paragraph" style:parent-style-name="Standard_20__28_user_29_">
      <style:paragraph-properties fo:text-align="center" style:justify-single-word="false"/>
      <style:text-properties fo:color="#1c1c1c" loext:opacity="100%" style:font-name="Calibri3" fo:font-size="10pt" fo:font-weight="normal" officeooo:rsid="007e58b1" officeooo:paragraph-rsid="00bd9fc9" style:font-size-asian="10pt" style:font-weight-asian="normal" style:font-size-complex="10pt" style:font-weight-complex="normal"/>
    </style:style>
    <style:style style:name="P80" style:family="paragraph" style:parent-style-name="Standard_20__28_user_29_">
      <style:paragraph-properties fo:text-align="center" style:justify-single-word="false"/>
      <style:text-properties fo:color="#1c1c1c" loext:opacity="100%" style:font-name="Calibri3" fo:font-size="10pt" fo:font-weight="normal" officeooo:rsid="007e58b1" officeooo:paragraph-rsid="00bfb45e" style:font-size-asian="10pt" style:font-weight-asian="normal" style:font-size-complex="10pt" style:font-weight-complex="normal"/>
    </style:style>
    <style:style style:name="P81" style:family="paragraph" style:parent-style-name="Standard_20__28_user_29_">
      <style:paragraph-properties fo:text-align="center" style:justify-single-word="false"/>
      <style:text-properties fo:color="#1c1c1c" loext:opacity="100%" style:font-name="Calibri3" fo:font-size="10pt" fo:font-weight="normal" officeooo:rsid="007e58b1" officeooo:paragraph-rsid="00c3fd47" style:font-size-asian="10pt" style:font-weight-asian="normal" style:font-size-complex="10pt" style:font-weight-complex="normal"/>
    </style:style>
    <style:style style:name="P82" style:family="paragraph" style:parent-style-name="Standard_20__28_user_29_">
      <style:paragraph-properties fo:text-align="center" style:justify-single-word="false"/>
      <style:text-properties fo:color="#1c1c1c" loext:opacity="100%" style:font-name="Calibri3" fo:font-size="10pt" fo:font-weight="normal" officeooo:rsid="00befbb8" officeooo:paragraph-rsid="00befbb8" style:font-size-asian="10pt" style:font-weight-asian="normal" style:font-size-complex="10pt" style:font-weight-complex="normal"/>
    </style:style>
    <style:style style:name="P83" style:family="paragraph" style:parent-style-name="Standard">
      <style:paragraph-properties fo:margin-top="0in" fo:margin-bottom="0.0835in" style:contextual-spacing="false" fo:line-height="100%" fo:text-align="justify" style:justify-single-word="false">
        <style:tab-stops>
          <style:tab-stop style:position="3in"/>
          <style:tab-stop style:position="6in"/>
        </style:tab-stops>
      </style:paragraph-properties>
      <style:text-properties officeooo:paragraph-rsid="00f006c9"/>
    </style:style>
    <style:style style:name="P84" style:family="paragraph" style:parent-style-name="Standard">
      <style:paragraph-properties fo:margin-top="0in" fo:margin-bottom="0.0835in" style:contextual-spacing="false" fo:line-height="100%" fo:text-align="justify" style:justify-single-word="false">
        <style:tab-stops>
          <style:tab-stop style:position="3in"/>
          <style:tab-stop style:position="6in"/>
        </style:tab-stops>
      </style:paragraph-properties>
      <style:text-properties officeooo:paragraph-rsid="00f30fe4"/>
    </style:style>
    <style:style style:name="P85" style:family="paragraph" style:parent-style-name="Standard" style:list-style-name="L4">
      <style:paragraph-properties fo:margin-top="0in" fo:margin-bottom="0in" style:contextual-spacing="false" fo:line-height="115%" fo:text-align="justify" style:justify-single-word="false">
        <style:tab-stops>
          <style:tab-stop style:position="3in"/>
          <style:tab-stop style:position="6in"/>
        </style:tab-stops>
      </style:paragraph-properties>
      <style:text-properties fo:color="#000000" loext:opacity="100%" style:font-name="Calibri" fo:font-size="11pt" fo:font-weight="normal" officeooo:rsid="009c8805" officeooo:paragraph-rsid="008c3e01" fo:background-color="#ffffff" style:font-name-asian="Calibri" style:font-name-complex="Calibri"/>
    </style:style>
    <style:style style:name="P86" style:family="paragraph" style:parent-style-name="Standard" style:list-style-name="L4">
      <style:paragraph-properties fo:margin-top="0in" fo:margin-bottom="0in" style:contextual-spacing="false" fo:line-height="115%" fo:text-align="justify" style:justify-single-word="false">
        <style:tab-stops>
          <style:tab-stop style:position="3in"/>
          <style:tab-stop style:position="6in"/>
        </style:tab-stops>
      </style:paragraph-properties>
      <style:text-properties fo:color="#000000" loext:opacity="100%" style:font-name="Calibri" fo:font-size="11pt" fo:font-weight="normal" officeooo:rsid="00bb6ea3" officeooo:paragraph-rsid="00bb6ea3" fo:background-color="#ffffff" style:font-name-asian="Calibri" style:font-name-complex="Calibri"/>
    </style:style>
    <style:style style:name="P87" style:family="paragraph" style:parent-style-name="Standard" style:list-style-name="L6">
      <style:paragraph-properties fo:margin-top="0in" fo:margin-bottom="0.0835in" style:contextual-spacing="false" fo:line-height="100%" fo:text-align="justify" style:justify-single-word="false">
        <style:tab-stops>
          <style:tab-stop style:position="3in"/>
          <style:tab-stop style:position="6in"/>
        </style:tab-stops>
      </style:paragraph-properties>
      <style:text-properties fo:color="#000000" loext:opacity="100%" style:font-name="Calibri" fo:font-size="11pt" fo:font-weight="normal" officeooo:rsid="00ee30ce" officeooo:paragraph-rsid="00ee30ce" fo:background-color="#ffffff" style:font-name-asian="Calibri" style:font-size-asian="11pt" style:font-weight-asian="bold" style:font-name-complex="Calibri" style:font-weight-complex="bold"/>
    </style:style>
    <style:style style:name="P88" style:family="paragraph" style:parent-style-name="Standard" style:list-style-name="L6">
      <style:paragraph-properties fo:margin-top="0in" fo:margin-bottom="0.0835in" style:contextual-spacing="false" fo:line-height="100%" fo:text-align="justify" style:justify-single-word="false">
        <style:tab-stops>
          <style:tab-stop style:position="3in"/>
          <style:tab-stop style:position="6in"/>
        </style:tab-stops>
      </style:paragraph-properties>
      <style:text-properties fo:color="#000000" loext:opacity="100%" style:font-name="Calibri" fo:font-size="11pt" fo:font-weight="normal" officeooo:rsid="00ee30ce" officeooo:paragraph-rsid="00ee30ce" fo:background-color="#ffffff" style:font-name-asian="Calibri" style:font-size-asian="11pt" style:font-weight-asian="normal" style:font-name-complex="Calibri" style:font-weight-complex="normal"/>
    </style:style>
    <style:style style:name="P89" style:family="paragraph" style:parent-style-name="Standard" style:list-style-name="L1">
      <style:paragraph-properties fo:line-height="100%" fo:text-align="justify" style:justify-single-word="false">
        <style:tab-stops>
          <style:tab-stop style:position="3in"/>
          <style:tab-stop style:position="6in"/>
        </style:tab-stops>
      </style:paragraph-properties>
      <style:text-properties fo:color="#000000" loext:opacity="100%" style:font-name="Calibri" fo:font-size="11pt" style:text-underline-style="none" fo:font-weight="normal" officeooo:rsid="00d32964" officeooo:paragraph-rsid="00d32964" fo:background-color="transparent" style:font-name-asian="Calibri" style:font-name-complex="Calibri"/>
    </style:style>
    <style:style style:name="P90" style:family="paragraph" style:parent-style-name="Standard" style:list-style-name="L1">
      <style:paragraph-properties fo:line-height="100%" fo:text-align="justify" style:justify-single-word="false">
        <style:tab-stops>
          <style:tab-stop style:position="3in"/>
          <style:tab-stop style:position="6in"/>
        </style:tab-stops>
      </style:paragraph-properties>
      <style:text-properties fo:color="#000000" loext:opacity="100%" style:font-name="Calibri" fo:font-size="11pt" style:text-underline-style="none" fo:font-weight="normal" officeooo:rsid="00f563cc" officeooo:paragraph-rsid="00f563cc" fo:background-color="transparent" style:font-name-asian="Calibri" style:font-name-complex="Calibri"/>
    </style:style>
    <style:style style:name="P91" style:family="paragraph" style:parent-style-name="Standard" style:list-style-name="L1">
      <style:paragraph-properties fo:line-height="100%" fo:text-align="justify" style:justify-single-word="false">
        <style:tab-stops>
          <style:tab-stop style:position="3in"/>
          <style:tab-stop style:position="6in"/>
        </style:tab-stops>
      </style:paragraph-properties>
      <style:text-properties fo:color="#000000" loext:opacity="100%" style:font-name="Calibri" fo:font-size="11pt" style:text-underline-style="none" fo:font-weight="normal" officeooo:rsid="00befbb8" officeooo:paragraph-rsid="00befbb8" fo:background-color="transparent" style:font-name-asian="Calibri" style:font-name-complex="Calibri"/>
    </style:style>
    <style:style style:name="P92" style:family="paragraph" style:parent-style-name="Standard" style:list-style-name="L2">
      <style:paragraph-properties fo:line-height="100%" fo:text-align="start" style:justify-single-word="false">
        <style:tab-stops>
          <style:tab-stop style:position="3in"/>
          <style:tab-stop style:position="6in"/>
        </style:tab-stops>
      </style:paragraph-properties>
      <style:text-properties fo:color="#000000" loext:opacity="100%" style:font-name="Calibri" fo:font-size="11pt" style:text-underline-style="none" fo:font-weight="normal" officeooo:rsid="00c3fd47" officeooo:paragraph-rsid="00c3fd47" fo:background-color="transparent" style:font-name-asian="Calibri" style:font-size-asian="10pt" style:font-weight-asian="bold" style:font-name-complex="Calibri" style:font-size-complex="10pt" style:font-weight-complex="bold"/>
    </style:style>
    <style:style style:name="P93" style:family="paragraph" style:parent-style-name="Standard" style:list-style-name="L2">
      <style:paragraph-properties fo:line-height="100%" fo:text-align="start" style:justify-single-word="false">
        <style:tab-stops>
          <style:tab-stop style:position="3in"/>
          <style:tab-stop style:position="6in"/>
        </style:tab-stops>
      </style:paragraph-properties>
      <style:text-properties fo:color="#000000" loext:opacity="100%" style:font-name="Calibri" fo:font-size="11pt" style:text-underline-style="none" fo:font-weight="normal" officeooo:rsid="00e66044" officeooo:paragraph-rsid="00e66044" fo:background-color="transparent" style:font-name-asian="Calibri" style:font-size-asian="10pt" style:font-weight-asian="bold" style:font-name-complex="Calibri" style:font-size-complex="10pt" style:font-weight-complex="bold"/>
    </style:style>
    <style:style style:name="P94" style:family="paragraph" style:parent-style-name="Standard" style:list-style-name="L2">
      <style:paragraph-properties fo:line-height="100%" fo:text-align="start" style:justify-single-word="false">
        <style:tab-stops>
          <style:tab-stop style:position="3in"/>
          <style:tab-stop style:position="6in"/>
        </style:tab-stops>
      </style:paragraph-properties>
      <style:text-properties fo:color="#000000" loext:opacity="100%" style:font-name="Calibri" fo:font-size="11pt" style:text-underline-style="none" fo:font-weight="normal" officeooo:rsid="00e12e19" officeooo:paragraph-rsid="00e12e19" fo:background-color="transparent" style:font-name-asian="Calibri" style:font-size-asian="10pt" style:font-weight-asian="bold" style:font-name-complex="Calibri" style:font-size-complex="10pt" style:font-weight-complex="bold"/>
    </style:style>
    <style:style style:name="P95" style:family="paragraph" style:parent-style-name="Standard" style:list-style-name="L2">
      <style:paragraph-properties fo:line-height="100%" fo:text-align="start" style:justify-single-word="false">
        <style:tab-stops>
          <style:tab-stop style:position="3in"/>
          <style:tab-stop style:position="6in"/>
        </style:tab-stops>
      </style:paragraph-properties>
      <style:text-properties fo:color="#000000" loext:opacity="100%" style:font-name="Calibri" fo:font-size="11pt" style:text-underline-style="none" fo:font-weight="normal" officeooo:rsid="00befbb8" officeooo:paragraph-rsid="00befbb8" fo:background-color="transparent" style:font-name-asian="Calibri" style:font-size-asian="10pt" style:font-weight-asian="bold" style:font-name-complex="Calibri" style:font-size-complex="10pt" style:font-weight-complex="bold"/>
    </style:style>
    <style:style style:name="P96" style:family="paragraph" style:parent-style-name="Standard" style:list-style-name="L2">
      <style:paragraph-properties fo:line-height="100%" fo:text-align="start" style:justify-single-word="false">
        <style:tab-stops>
          <style:tab-stop style:position="3in"/>
          <style:tab-stop style:position="6in"/>
        </style:tab-stops>
      </style:paragraph-properties>
      <style:text-properties fo:color="#000000" loext:opacity="100%" style:font-name="Calibri" fo:font-size="11pt" style:text-underline-style="none" fo:font-weight="normal" officeooo:rsid="00e292e5" officeooo:paragraph-rsid="00e292e5" fo:background-color="transparent" style:font-name-asian="Calibri" style:font-size-asian="10pt" style:font-weight-asian="bold" style:font-name-complex="Calibri" style:font-size-complex="10pt" style:font-weight-complex="bold"/>
    </style:style>
    <style:style style:name="P97" style:family="paragraph" style:parent-style-name="Standard" style:list-style-name="L2">
      <style:paragraph-properties fo:line-height="100%" fo:text-align="start" style:justify-single-word="false">
        <style:tab-stops>
          <style:tab-stop style:position="3in"/>
          <style:tab-stop style:position="6in"/>
        </style:tab-stops>
      </style:paragraph-properties>
      <style:text-properties fo:color="#000000" loext:opacity="100%" style:font-name="Calibri" fo:font-size="11pt" style:text-underline-style="none" fo:font-weight="normal" officeooo:rsid="00bfb45e" officeooo:paragraph-rsid="00bfb45e" fo:background-color="transparent" style:font-name-asian="Calibri" style:font-size-asian="10pt" style:font-weight-asian="bold" style:font-name-complex="Calibri" style:font-size-complex="10pt" style:font-weight-complex="bold"/>
    </style:style>
    <style:style style:name="P98" style:family="paragraph" style:parent-style-name="Standard" style:list-style-name="L2">
      <style:paragraph-properties fo:line-height="100%" fo:text-align="start" style:justify-single-word="false">
        <style:tab-stops>
          <style:tab-stop style:position="3in"/>
          <style:tab-stop style:position="6in"/>
        </style:tab-stops>
      </style:paragraph-properties>
      <style:text-properties fo:color="#000000" loext:opacity="100%" style:font-name="Calibri" fo:font-size="11pt" style:text-underline-style="none" fo:font-weight="normal" officeooo:rsid="00c17301" officeooo:paragraph-rsid="00c17301" fo:background-color="transparent" style:font-name-asian="Calibri" style:font-size-asian="10pt" style:font-weight-asian="bold" style:font-name-complex="Calibri" style:font-size-complex="10pt" style:font-weight-complex="bold"/>
    </style:style>
    <style:style style:name="P99"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loext:opacity="100%" style:text-line-through-style="none" style:text-line-through-type="none" style:font-name="Calibri" fo:font-size="11pt" fo:font-weight="normal" officeooo:rsid="00c3fd47" officeooo:paragraph-rsid="00c3fd47" fo:background-color="#ffffff" style:font-name-asian="Calibri" style:font-size-asian="10pt" style:font-weight-asian="bold" style:font-name-complex="Calibri" style:font-size-complex="10pt" style:font-weight-complex="bold"/>
    </style:style>
    <style:style style:name="P100"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loext:opacity="100%" style:text-line-through-style="none" style:text-line-through-type="none" style:font-name="Calibri" fo:font-size="11pt" fo:font-weight="normal" officeooo:rsid="00cc52b5" officeooo:paragraph-rsid="00cc52b5" fo:background-color="#ffffff" style:font-name-asian="Calibri" style:font-size-asian="10pt" style:font-weight-asian="bold" style:font-name-complex="Calibri" style:font-size-complex="10pt" style:font-weight-complex="bold"/>
    </style:style>
    <style:style style:name="P101"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loext:opacity="100%" style:text-line-through-style="none" style:text-line-through-type="none" style:font-name="Calibri" fo:font-size="11pt" fo:font-weight="normal" officeooo:rsid="00c9e1f6" officeooo:paragraph-rsid="00c9e1f6" fo:background-color="#ffffff" style:font-name-asian="Calibri" style:font-size-asian="10pt" style:font-weight-asian="bold" style:font-name-complex="Calibri" style:font-size-complex="10pt" style:font-weight-complex="bold"/>
    </style:style>
    <style:style style:name="P102"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loext:opacity="100%" style:text-line-through-style="none" style:text-line-through-type="none" style:font-name="Calibri" fo:font-size="11pt" fo:font-weight="normal" officeooo:rsid="00c9e1f6" officeooo:paragraph-rsid="00cc06d4" fo:background-color="#ffffff" style:font-name-asian="Calibri" style:font-size-asian="10pt" style:font-weight-asian="bold" style:font-name-complex="Calibri" style:font-size-complex="10pt" style:font-weight-complex="bold"/>
    </style:style>
    <style:style style:name="P103"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loext:opacity="100%" style:text-line-through-style="none" style:text-line-through-type="none" style:font-name="Calibri" fo:font-size="11pt" fo:font-weight="normal" officeooo:rsid="00cc06d4" officeooo:paragraph-rsid="00cc06d4" fo:background-color="#ffffff" style:font-name-asian="Calibri" style:font-size-asian="10pt" style:font-weight-asian="bold" style:font-name-complex="Calibri" style:font-size-complex="10pt" style:font-weight-complex="bold"/>
    </style:style>
    <style:style style:name="P104"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loext:opacity="100%" style:text-line-through-style="none" style:text-line-through-type="none" style:font-name="Calibri" fo:font-size="11pt" fo:font-weight="normal" officeooo:rsid="00c4afc0" officeooo:paragraph-rsid="00cc06d4" fo:background-color="#ffffff" style:font-name-asian="Calibri" style:font-size-asian="10pt" style:font-weight-asian="bold" style:font-name-complex="Calibri" style:font-size-complex="10pt" style:font-weight-complex="bold"/>
    </style:style>
    <style:style style:name="P105"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loext:opacity="100%" style:text-line-through-style="none" style:text-line-through-type="none" style:font-name="Calibri" fo:font-size="11pt" fo:font-weight="normal" officeooo:rsid="00c4afc0" officeooo:paragraph-rsid="00c4afc0" fo:background-color="#ffffff" style:font-name-asian="Calibri" style:font-size-asian="10pt" style:font-weight-asian="bold" style:font-name-complex="Calibri" style:font-size-complex="10pt" style:font-weight-complex="bold"/>
    </style:style>
    <style:style style:name="P106"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loext:opacity="100%" style:text-line-through-style="none" style:text-line-through-type="none" style:font-name="Calibri2" fo:font-size="11pt" fo:font-weight="normal" officeooo:rsid="00d1694b" officeooo:paragraph-rsid="00d1694b" fo:background-color="#ffffff" style:font-name-asian="Calibri" style:font-size-asian="10pt" style:font-weight-asian="bold" style:font-name-complex="Calibri" style:font-size-complex="10pt" style:font-weight-complex="bold"/>
    </style:style>
    <style:style style:name="P107"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loext:opacity="100%" style:text-line-through-style="none" style:text-line-through-type="none" style:font-name="Calibri2" fo:font-size="11pt" fo:font-weight="normal" officeooo:rsid="00d32964" officeooo:paragraph-rsid="00d32964" fo:background-color="#ffffff" style:font-name-asian="Calibri" style:font-size-asian="10pt" style:font-weight-asian="bold" style:font-name-complex="Calibri" style:font-size-complex="10pt" style:font-weight-complex="bold"/>
    </style:style>
    <style:style style:name="P108"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loext:opacity="100%" style:text-line-through-style="none" style:text-line-through-type="none" style:font-name="Calibri2" fo:font-size="11pt" fo:font-weight="normal" officeooo:rsid="00cf24c9" officeooo:paragraph-rsid="00cf24c9" fo:background-color="#ffffff" style:font-name-asian="Calibri" style:font-size-asian="10pt" style:font-weight-asian="bold" style:font-name-complex="Calibri" style:font-size-complex="10pt" style:font-weight-complex="bold"/>
    </style:style>
    <style:style style:name="P109"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loext:opacity="100%" style:text-line-through-style="none" style:text-line-through-type="none" style:font-name="Calibri2" fo:font-size="11pt" fo:font-weight="normal" officeooo:rsid="00d1e91a" officeooo:paragraph-rsid="00d1e91a" fo:background-color="#ffffff" style:font-name-asian="Calibri" style:font-size-asian="10pt" style:font-weight-asian="bold" style:font-name-complex="Calibri" style:font-size-complex="10pt" style:font-weight-complex="bold"/>
    </style:style>
    <style:style style:name="P110"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loext:opacity="100%" style:text-line-through-style="none" style:text-line-through-type="none" style:font-name="Calibri2" fo:font-size="11pt" fo:font-weight="normal" officeooo:rsid="00d0b70b" officeooo:paragraph-rsid="00d0b70b" fo:background-color="#ffffff" style:font-name-asian="Calibri" style:font-size-asian="10pt" style:font-weight-asian="bold" style:font-name-complex="Calibri" style:font-size-complex="10pt" style:font-weight-complex="bold"/>
    </style:style>
    <style:style style:name="P111"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loext:opacity="100%" style:text-line-through-style="none" style:text-line-through-type="none" style:font-name="Calibri2" fo:font-size="11pt" fo:font-weight="normal" officeooo:rsid="00d0b70b" officeooo:paragraph-rsid="00d439a9" fo:background-color="#ffffff" style:font-name-asian="Calibri" style:font-size-asian="10pt" style:font-weight-asian="bold" style:font-name-complex="Calibri" style:font-size-complex="10pt" style:font-weight-complex="bold"/>
    </style:style>
    <style:style style:name="P112"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loext:opacity="100%" style:text-line-through-style="none" style:text-line-through-type="none" style:font-name="Calibri2" fo:font-size="11pt" fo:font-weight="normal" officeooo:rsid="00d0b70b" officeooo:paragraph-rsid="00d47597" fo:background-color="#ffffff" style:font-name-asian="Calibri" style:font-size-asian="10pt" style:font-weight-asian="bold" style:font-name-complex="Calibri" style:font-size-complex="10pt" style:font-weight-complex="bold"/>
    </style:style>
    <style:style style:name="P113"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loext:opacity="100%" style:text-line-through-style="none" style:text-line-through-type="none" style:font-name="Calibri2" fo:font-size="11pt" fo:font-weight="normal" officeooo:rsid="00d439a9" officeooo:paragraph-rsid="00d439a9" fo:background-color="#ffffff" style:font-name-asian="Calibri" style:font-size-asian="10pt" style:font-weight-asian="bold" style:font-name-complex="Calibri" style:font-size-complex="10pt" style:font-weight-complex="bold"/>
    </style:style>
    <style:style style:name="P114"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loext:opacity="100%" style:text-line-through-style="none" style:text-line-through-type="none" style:font-name="Calibri2" fo:font-size="11pt" fo:font-weight="normal" officeooo:rsid="00d439a9" officeooo:paragraph-rsid="00d47597" fo:background-color="#ffffff" style:font-name-asian="Calibri" style:font-size-asian="10pt" style:font-weight-asian="bold" style:font-name-complex="Calibri" style:font-size-complex="10pt" style:font-weight-complex="bold"/>
    </style:style>
    <style:style style:name="P115"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loext:opacity="100%" style:text-line-through-style="none" style:text-line-through-type="none" style:font-name="Calibri2" fo:font-size="11pt" fo:font-weight="normal" officeooo:rsid="00d47597" officeooo:paragraph-rsid="00d47597" fo:background-color="#ffffff" style:font-name-asian="Calibri" style:font-size-asian="10pt" style:font-weight-asian="bold" style:font-name-complex="Calibri" style:font-size-complex="10pt" style:font-weight-complex="bold"/>
    </style:style>
    <style:style style:name="P116"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loext:opacity="100%" style:text-line-through-style="none" style:text-line-through-type="none" style:font-name="Calibri2" fo:font-size="11pt" fo:font-weight="normal" officeooo:rsid="00d57990" officeooo:paragraph-rsid="00d57990" fo:background-color="#ffffff" style:font-name-asian="Calibri" style:font-size-asian="10pt" style:font-weight-asian="bold" style:font-name-complex="Calibri" style:font-size-complex="10pt" style:font-weight-complex="bold"/>
    </style:style>
    <style:style style:name="P117"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fo:color="#000000" loext:opacity="100%" style:text-line-through-style="none" style:text-line-through-type="none" style:font-name="Calibri2" fo:font-size="11pt" fo:font-weight="normal" officeooo:rsid="00d57990" officeooo:paragraph-rsid="00d74cdc" fo:background-color="#ffffff" style:font-name-asian="Calibri" style:font-size-asian="10pt" style:font-weight-asian="bold" style:font-name-complex="Calibri" style:font-size-complex="10pt" style:font-weight-complex="bold"/>
    </style:style>
    <style:style style:name="P118" style:family="paragraph" style:parent-style-name="Standard" style:list-style-name="L1">
      <style:paragraph-properties fo:line-height="100%" fo:text-align="justify" style:justify-single-word="false">
        <style:tab-stops>
          <style:tab-stop style:position="3in"/>
          <style:tab-stop style:position="6in"/>
        </style:tab-stops>
      </style:paragraph-properties>
      <style:text-properties officeooo:rsid="00befbb8" officeooo:paragraph-rsid="00befbb8"/>
    </style:style>
    <style:style style:name="P119" style:family="paragraph" style:parent-style-name="Standard" style:list-style-name="L1">
      <style:paragraph-properties fo:line-height="100%" fo:text-align="justify" style:justify-single-word="false">
        <style:tab-stops>
          <style:tab-stop style:position="3in"/>
          <style:tab-stop style:position="6in"/>
        </style:tab-stops>
      </style:paragraph-properties>
      <style:text-properties officeooo:rsid="00d32964" officeooo:paragraph-rsid="00d32964"/>
    </style:style>
    <style:style style:name="P120"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officeooo:rsid="00c9e1f6" officeooo:paragraph-rsid="00c9e1f6"/>
    </style:style>
    <style:style style:name="P121"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officeooo:paragraph-rsid="00c35e3c"/>
    </style:style>
    <style:style style:name="P122"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officeooo:paragraph-rsid="00d32964"/>
    </style:style>
    <style:style style:name="P123" style:family="paragraph" style:parent-style-name="Standard" style:list-style-name="L3">
      <style:paragraph-properties fo:line-height="100%" fo:text-align="start" style:justify-single-word="false">
        <style:tab-stops>
          <style:tab-stop style:position="3in"/>
          <style:tab-stop style:position="6in"/>
        </style:tab-stops>
      </style:paragraph-properties>
      <style:text-properties officeooo:paragraph-rsid="00d0b70b"/>
    </style:style>
    <style:style style:name="P124" style:family="paragraph" style:parent-style-name="Standard_20__28_user_29_" style:master-page-name="Standard">
      <style:paragraph-properties fo:margin-left="0in" fo:margin-right="0in" fo:margin-top="0in" fo:margin-bottom="0in" style:contextual-spacing="false" fo:line-height="115%" fo:text-align="center" style:justify-single-word="false" fo:text-indent="0in" style:auto-text-indent="false" style:page-number="auto"/>
      <style:text-properties style:font-name="Calibri3" fo:font-size="14pt" fo:font-weight="bold" officeooo:rsid="007c02d5" officeooo:paragraph-rsid="008947cf" style:font-size-asian="14pt" style:font-weight-asian="bold" style:font-weight-complex="bold"/>
    </style:style>
    <style:style style:name="P125" style:family="paragraph" style:parent-style-name="Standard_20__28_user_29_" style:master-page-name="Standard">
      <style:paragraph-properties fo:margin-left="0in" fo:margin-right="0in" fo:margin-top="0in" fo:margin-bottom="0in" style:contextual-spacing="false" fo:line-height="115%" fo:text-align="center" style:justify-single-word="false" fo:text-indent="0in" style:auto-text-indent="false" style:page-number="auto" fo:break-before="page"/>
      <style:text-properties style:font-name="Calibri3" fo:font-size="14pt" fo:font-weight="bold" officeooo:rsid="007c02d5" officeooo:paragraph-rsid="00ea9f71" style:font-size-asian="14pt" style:font-weight-asian="bold" style:font-weight-complex="bold"/>
    </style:style>
    <style:style style:name="P126" style:family="paragraph" style:parent-style-name="Standard_20__28_user_29_" style:list-style-name="L5">
      <style:paragraph-properties fo:line-height="115%" fo:text-align="justify" style:justify-single-word="false"/>
      <style:text-properties style:font-name="Calibri3" fo:font-size="11pt" fo:font-weight="normal" officeooo:rsid="009cf7ac" officeooo:paragraph-rsid="00f10578" style:font-size-asian="11pt" style:font-weight-asian="normal" style:font-weight-complex="normal"/>
    </style:style>
    <style:style style:name="P127" style:family="paragraph" style:parent-style-name="Standard_20__28_user_29_" style:list-style-name="L5">
      <style:paragraph-properties fo:line-height="115%" fo:text-align="justify" style:justify-single-word="false"/>
      <style:text-properties style:font-name="Calibri3" fo:font-size="11pt" fo:font-weight="normal" officeooo:rsid="01020663" officeooo:paragraph-rsid="01020663" style:font-size-asian="11pt" style:font-weight-asian="normal" style:font-weight-complex="normal"/>
    </style:style>
    <style:style style:name="P128" style:family="paragraph" style:parent-style-name="Standard_20__28_user_29_" style:list-style-name="L5">
      <style:paragraph-properties fo:line-height="115%" fo:text-align="justify" style:justify-single-word="false"/>
      <style:text-properties style:font-name="Calibri3" fo:font-size="11pt" fo:font-weight="normal" officeooo:rsid="0102fd68" officeooo:paragraph-rsid="0102fd68" style:font-size-asian="11pt" style:font-weight-asian="normal" style:font-weight-complex="normal"/>
    </style:style>
    <style:style style:name="P129" style:family="paragraph" style:parent-style-name="Standard_20__28_user_29_" style:list-style-name="L5">
      <style:paragraph-properties fo:margin-top="0in" fo:margin-bottom="0.0835in" style:contextual-spacing="false" fo:line-height="115%" fo:text-align="justify" style:justify-single-word="false">
        <style:tab-stops>
          <style:tab-stop style:position="3in"/>
          <style:tab-stop style:position="6in"/>
        </style:tab-stops>
      </style:paragraph-properties>
      <style:text-properties officeooo:paragraph-rsid="00f1582b"/>
    </style:style>
    <style:style style:name="P130" style:family="paragraph" style:parent-style-name="Standard_20__28_user_29_" style:list-style-name="L5">
      <style:paragraph-properties fo:margin-top="0in" fo:margin-bottom="0.0835in" style:contextual-spacing="false" fo:line-height="115%" fo:text-align="justify" style:justify-single-word="false">
        <style:tab-stops>
          <style:tab-stop style:position="3in"/>
          <style:tab-stop style:position="6in"/>
        </style:tab-stops>
      </style:paragraph-properties>
      <style:text-properties officeooo:rsid="00f24800" officeooo:paragraph-rsid="00f24800"/>
    </style:style>
    <style:style style:name="T1" style:family="text">
      <style:text-properties fo:font-size="11pt" style:font-size-asian="11pt"/>
    </style:style>
    <style:style style:name="T2" style:family="text">
      <style:text-properties fo:color="#000000" loext:opacity="100%" style:font-name="Calibri" fo:font-size="11pt" fo:font-weight="normal" fo:background-color="#ffffff" loext:char-shading-value="0" style:font-name-asian="Calibri" style:font-size-asian="11pt" style:font-name-complex="Calibri"/>
    </style:style>
    <style:style style:name="T3" style:family="text">
      <style:text-properties fo:color="#000000" loext:opacity="100%" style:font-name="Calibri" fo:font-size="11pt" fo:font-weight="normal" officeooo:rsid="00f006c9" fo:background-color="#ffffff" loext:char-shading-value="0" style:font-name-asian="Calibri" style:font-size-asian="11pt" style:font-weight-asian="normal" style:font-name-complex="Calibri" style:font-weight-complex="normal"/>
    </style:style>
    <style:style style:name="T4" style:family="text">
      <style:text-properties fo:color="#000000" loext:opacity="100%" style:font-name="Calibri" fo:font-size="11pt" fo:font-weight="normal" officeooo:rsid="00f10578" fo:background-color="#ffffff" loext:char-shading-value="0" style:font-name-asian="Calibri" style:font-size-asian="11pt" style:font-weight-asian="normal" style:font-name-complex="Calibri" style:font-weight-complex="normal"/>
    </style:style>
    <style:style style:name="T5" style:family="text">
      <style:text-properties fo:color="#000000" loext:opacity="100%" style:font-name="Calibri" fo:font-size="11pt" fo:font-weight="normal" officeooo:rsid="00da9834" fo:background-color="#ffffff" loext:char-shading-value="0" style:font-name-asian="Calibri" style:font-size-asian="11pt" style:font-weight-asian="normal" style:font-name-complex="Calibri" style:font-weight-complex="normal"/>
    </style:style>
    <style:style style:name="T6" style:family="text">
      <style:text-properties fo:color="#000000" loext:opacity="100%" style:font-name="Calibri" fo:font-size="11pt" fo:font-weight="normal" officeooo:rsid="00f1582b" fo:background-color="#ffffff" loext:char-shading-value="0" style:font-name-asian="Calibri" style:font-size-asian="11pt" style:font-weight-asian="normal" style:font-name-complex="Calibri" style:font-weight-complex="normal"/>
    </style:style>
    <style:style style:name="T7" style:family="text">
      <style:text-properties fo:color="#000000" loext:opacity="100%" style:font-name="Calibri" fo:font-size="11pt" fo:font-weight="normal" officeooo:rsid="00f30fe4" fo:background-color="#ffffff" loext:char-shading-value="0" style:font-name-asian="Calibri" style:font-size-asian="11pt" style:font-weight-asian="normal" style:font-name-complex="Calibri" style:font-weight-complex="normal"/>
    </style:style>
    <style:style style:name="T8" style:family="text">
      <style:text-properties fo:color="#000000" loext:opacity="100%" style:font-name="Calibri" fo:font-size="11pt" fo:font-weight="normal" officeooo:rsid="00f8c14f" fo:background-color="#ffffff" loext:char-shading-value="0" style:font-name-asian="Calibri" style:font-size-asian="11pt" style:font-weight-asian="normal" style:font-name-complex="Calibri" style:font-weight-complex="normal"/>
    </style:style>
    <style:style style:name="T9" style:family="text">
      <style:text-properties fo:color="#000000" loext:opacity="100%" style:font-name="Calibri" fo:font-size="11pt" fo:font-weight="normal" officeooo:rsid="0101c82e" fo:background-color="#ffffff" loext:char-shading-value="0" style:font-name-asian="Calibri" style:font-size-asian="11pt" style:font-weight-asian="normal" style:font-name-complex="Calibri" style:font-weight-complex="normal"/>
    </style:style>
    <style:style style:name="T10" style:family="text">
      <style:text-properties fo:color="#000000" loext:opacity="100%" style:font-name="Calibri" fo:font-size="11pt" fo:font-weight="normal" fo:background-color="transparent" loext:char-shading-value="0" style:font-name-asian="Calibri" style:font-size-asian="11pt" style:font-name-complex="Calibri"/>
    </style:style>
    <style:style style:name="T11" style:family="text">
      <style:text-properties fo:color="#000000" loext:opacity="100%" style:font-name="Calibri" fo:font-size="11pt" fo:font-weight="normal" officeooo:rsid="0076819f" fo:background-color="transparent" loext:char-shading-value="0" style:font-name-asian="Calibri" style:font-size-asian="11pt" style:font-name-complex="Calibri"/>
    </style:style>
    <style:style style:name="T12" style:family="text">
      <style:text-properties fo:color="#000000" loext:opacity="100%" style:font-name="Calibri" fo:font-size="11pt" fo:font-weight="normal" officeooo:rsid="008a8664" fo:background-color="transparent" loext:char-shading-value="0" style:font-name-asian="Calibri" style:font-size-asian="11pt" style:font-name-complex="Calibri"/>
    </style:style>
    <style:style style:name="T13" style:family="text">
      <style:text-properties fo:color="#000000" loext:opacity="100%" style:font-name="Calibri" fo:font-size="11pt" fo:font-weight="normal" officeooo:rsid="0090a549" fo:background-color="transparent" loext:char-shading-value="0" style:font-name-asian="Calibri" style:font-size-asian="11pt" style:font-name-complex="Calibri"/>
    </style:style>
    <style:style style:name="T14" style:family="text">
      <style:text-properties fo:color="#000000" loext:opacity="100%" style:font-name="Calibri" fo:font-size="11pt" style:text-underline-style="none" fo:font-weight="normal" fo:background-color="transparent" loext:char-shading-value="0" style:font-name-asian="Calibri" style:font-name-complex="Calibri"/>
    </style:style>
    <style:style style:name="T15" style:family="text">
      <style:text-properties fo:color="#000000" loext:opacity="100%" style:font-name="Calibri" fo:font-size="11pt" style:text-underline-style="none" fo:font-weight="normal" officeooo:rsid="00aa2a97" fo:background-color="transparent" loext:char-shading-value="0" style:font-name-asian="Calibri" style:font-name-complex="Calibri"/>
    </style:style>
    <style:style style:name="T16" style:family="text">
      <style:text-properties fo:color="#000000" loext:opacity="100%" style:font-name="Calibri" fo:font-size="11pt" style:text-underline-style="none" fo:font-weight="normal" officeooo:rsid="00d47597" fo:background-color="transparent" loext:char-shading-value="0" style:font-name-asian="Calibri" style:font-name-complex="Calibri"/>
    </style:style>
    <style:style style:name="T17" style:family="text">
      <style:text-properties fo:color="#000000" loext:opacity="100%" style:font-name="Calibri" fo:font-size="11pt" style:text-underline-style="none" fo:font-weight="normal" officeooo:rsid="00e34aad" fo:background-color="transparent" loext:char-shading-value="0" style:font-name-asian="Calibri" style:font-name-complex="Calibri"/>
    </style:style>
    <style:style style:name="T18" style:family="text">
      <style:text-properties fo:color="#000000" loext:opacity="100%" style:font-name="Calibri" fo:font-size="11pt" fo:font-weight="bold" officeooo:rsid="00f1582b" fo:background-color="#ffffff" loext:char-shading-value="0" style:font-name-asian="Calibri" style:font-size-asian="11pt" style:font-weight-asian="bold" style:font-name-complex="Calibri" style:font-weight-complex="bold"/>
    </style:style>
    <style:style style:name="T19" style:family="text">
      <style:text-properties fo:color="#000000" loext:opacity="100%" style:font-name="Calibri" fo:font-size="11pt" fo:font-weight="bold" officeooo:rsid="009cf7ac" fo:background-color="#ffffff" loext:char-shading-value="0" style:font-name-asian="Calibri" style:font-size-asian="11pt" style:font-weight-asian="bold" style:font-name-complex="Calibri" style:font-weight-complex="bold"/>
    </style:style>
    <style:style style:name="T20" style:family="text">
      <style:text-properties fo:color="#000000" loext:opacity="100%" style:font-name="Calibri" fo:font-size="11pt" fo:font-weight="bold" officeooo:rsid="00da9834" fo:background-color="#ffffff" loext:char-shading-value="0" style:font-name-asian="Calibri" style:font-size-asian="11pt" style:font-weight-asian="bold" style:font-name-complex="Calibri" style:font-weight-complex="bold"/>
    </style:style>
    <style:style style:name="T21" style:family="text">
      <style:text-properties fo:color="#000000" loext:opacity="100%" style:font-name="Calibri" fo:font-size="11pt" fo:font-weight="bold" officeooo:rsid="00ec12b5" fo:background-color="#ffffff" loext:char-shading-value="0" style:font-name-asian="Calibri" style:font-size-asian="11pt" style:font-weight-asian="bold" style:font-name-complex="Calibri" style:font-weight-complex="bold"/>
    </style:style>
    <style:style style:name="T22" style:family="text">
      <style:text-properties fo:color="#000000" loext:opacity="100%" style:font-name="Calibri" fo:font-size="11pt" fo:font-style="italic" fo:font-weight="normal" officeooo:rsid="00f30fe4" fo:background-color="#ffffff" loext:char-shading-value="0" style:font-name-asian="Calibri" style:font-size-asian="11pt" style:font-style-asian="italic" style:font-weight-asian="normal" style:font-name-complex="Calibri" style:font-style-complex="italic" style:font-weight-complex="normal"/>
    </style:style>
    <style:style style:name="T23" style:family="text">
      <style:text-properties fo:color="#000000" loext:opacity="100%" style:font-name="Calibri" fo:font-weight="bold" fo:background-color="#ffffff" loext:char-shading-value="0" style:font-name-asian="Calibri" style:font-weight-asian="bold" style:font-name-complex="Calibri" style:font-weight-complex="bold"/>
    </style:style>
    <style:style style:name="T24" style:family="text">
      <style:text-properties fo:color="#000000" loext:opacity="100%" style:font-name="Calibri" fo:background-color="#ffffff" loext:char-shading-value="0" style:font-name-asian="Calibri" style:font-name-complex="Calibri"/>
    </style:style>
    <style:style style:name="T25" style:family="text">
      <style:text-properties fo:color="#000000" loext:opacity="100%" style:font-name="Calibri" officeooo:rsid="00da9834" fo:background-color="#ffffff" loext:char-shading-value="0" style:font-name-asian="Calibri" style:font-name-complex="Calibri"/>
    </style:style>
    <style:style style:name="T26" style:family="text">
      <style:text-properties fo:color="#000000" loext:opacity="100%" style:font-name="Calibri" officeooo:rsid="00f1582b" fo:background-color="#ffffff" loext:char-shading-value="0" style:font-name-asian="Calibri" style:font-name-complex="Calibri"/>
    </style:style>
    <style:style style:name="T27" style:family="text">
      <style:text-properties fo:color="#000000" loext:opacity="100%" style:font-name="Calibri" officeooo:rsid="00f24800" fo:background-color="#ffffff" loext:char-shading-value="0" style:font-name-asian="Calibri" style:font-name-complex="Calibri"/>
    </style:style>
    <style:style style:name="T28" style:family="text">
      <style:text-properties fo:color="#000000" loext:opacity="100%" style:text-line-through-style="none" style:text-line-through-type="none" style:font-name="Calibri" fo:font-size="11pt" fo:font-weight="normal" fo:background-color="#ffffff" loext:char-shading-value="0" style:font-name-asian="Calibri" style:font-size-asian="10pt" style:font-weight-asian="bold" style:font-name-complex="Calibri" style:font-size-complex="10pt" style:font-weight-complex="bold"/>
    </style:style>
    <style:style style:name="T29" style:family="text">
      <style:text-properties fo:color="#000000" loext:opacity="100%" style:text-line-through-style="none" style:text-line-through-type="none" style:font-name="Calibri" fo:font-size="11pt" fo:font-weight="normal" officeooo:rsid="00c3fd47" fo:background-color="#ffffff" loext:char-shading-value="0" style:font-name-asian="Calibri" style:font-size-asian="10pt" style:font-weight-asian="bold" style:font-name-complex="Calibri" style:font-size-complex="10pt" style:font-weight-complex="bold"/>
    </style:style>
    <style:style style:name="T30" style:family="text">
      <style:text-properties fo:color="#000000" loext:opacity="100%" style:text-line-through-style="none" style:text-line-through-type="none" style:font-name="Calibri" fo:font-size="11pt" fo:font-weight="normal" officeooo:rsid="00c35e3c" fo:background-color="#ffffff" loext:char-shading-value="0" style:font-name-asian="Calibri" style:font-size-asian="10pt" style:font-weight-asian="bold" style:font-name-complex="Calibri" style:font-size-complex="10pt" style:font-weight-complex="bold"/>
    </style:style>
    <style:style style:name="T31" style:family="text">
      <style:text-properties fo:color="#000000" loext:opacity="100%" style:text-line-through-style="none" style:text-line-through-type="none" style:font-name="Calibri2" fo:font-size="11pt" fo:font-weight="normal" officeooo:rsid="00d32964" fo:background-color="#ffffff" loext:char-shading-value="0" style:font-name-asian="Calibri" style:font-size-asian="10pt" style:font-weight-asian="bold" style:font-name-complex="Calibri" style:font-size-complex="10pt" style:font-weight-complex="bold"/>
    </style:style>
    <style:style style:name="T32" style:family="text">
      <style:text-properties fo:color="#000000" loext:opacity="100%" style:text-line-through-style="none" style:text-line-through-type="none" style:font-name="Calibri2" fo:font-size="11pt" fo:font-weight="normal" officeooo:rsid="00d439a9" fo:background-color="#ffffff" loext:char-shading-value="0" style:font-name-asian="Calibri" style:font-size-asian="10pt" style:font-weight-asian="bold" style:font-name-complex="Calibri" style:font-size-complex="10pt" style:font-weight-complex="bold"/>
    </style:style>
    <style:style style:name="T33" style:family="text">
      <style:text-properties fo:color="#000000" loext:opacity="100%" style:text-line-through-style="none" style:text-line-through-type="none" style:font-name="Calibri2" fo:font-size="11pt" fo:font-weight="normal" officeooo:rsid="00d47597" fo:background-color="#ffffff" loext:char-shading-value="0" style:font-name-asian="Calibri" style:font-size-asian="10pt" style:font-weight-asian="bold" style:font-name-complex="Calibri" style:font-size-complex="10pt" style:font-weight-complex="bold"/>
    </style:style>
    <style:style style:name="T34" style:family="text">
      <style:text-properties fo:color="#000000" loext:opacity="100%" style:text-line-through-style="none" style:text-line-through-type="none" style:font-name="Calibri2" fo:font-size="11pt" fo:font-weight="normal" officeooo:rsid="00d0b70b" fo:background-color="#ffffff" loext:char-shading-value="0" style:font-name-asian="Calibri" style:font-size-asian="10pt" style:font-weight-asian="bold" style:font-name-complex="Calibri" style:font-size-complex="10pt" style:font-weight-complex="bold"/>
    </style:style>
    <style:style style:name="T35" style:family="text">
      <style:text-properties officeooo:rsid="0076819f"/>
    </style:style>
    <style:style style:name="T36" style:family="text">
      <style:text-properties officeooo:rsid="007b271a"/>
    </style:style>
    <style:style style:name="T37" style:family="text">
      <style:text-properties officeooo:rsid="007c0907"/>
    </style:style>
    <style:style style:name="T38" style:family="text">
      <style:text-properties officeooo:rsid="007e8b3d"/>
    </style:style>
    <style:style style:name="T39" style:family="text">
      <style:text-properties officeooo:rsid="00f23606"/>
    </style:style>
    <style:style style:name="T40" style:family="text">
      <style:text-properties style:font-weight-asian="normal" style:font-weight-complex="normal"/>
    </style:style>
    <style:style style:name="T41" style:family="text">
      <style:text-properties officeooo:rsid="00f62dae" style:font-weight-asian="normal" style:font-weight-complex="normal"/>
    </style:style>
    <style:style style:name="T42" style:family="text">
      <style:text-properties fo:font-weight="bold" style:font-weight-asian="bold" style:font-weight-complex="bold"/>
    </style:style>
    <style:style style:name="T43" style:family="text">
      <style:text-properties fo:font-weight="bold" officeooo:rsid="00da9834" style:font-weight-asian="bold" style:font-weight-complex="bold"/>
    </style:style>
    <style:style style:name="T44" style:family="text">
      <style:text-properties fo:font-weight="bold" officeooo:rsid="00ec12b5" style:font-weight-asian="bold" style:font-weight-complex="bold"/>
    </style:style>
    <style:style style:name="T45" style:family="text">
      <style:text-properties fo:font-weight="bold" officeooo:rsid="01020663" style:font-weight-asian="bold" style:font-weight-complex="bold"/>
    </style:style>
    <style:style style:name="T46" style:family="text">
      <style:text-properties officeooo:rsid="00a1f877"/>
    </style:style>
    <style:style style:name="T47" style:family="text">
      <style:text-properties officeooo:rsid="00a79426"/>
    </style:style>
    <style:style style:name="T48" style:family="text">
      <style:text-properties officeooo:rsid="00a86878"/>
    </style:style>
    <style:style style:name="T49" style:family="text">
      <style:text-properties officeooo:rsid="00b742f9"/>
    </style:style>
    <style:style style:name="T50" style:family="text">
      <style:text-properties officeooo:rsid="00ba3694"/>
    </style:style>
    <style:style style:name="T51" style:family="text">
      <style:text-properties officeooo:rsid="00bb6ea3"/>
    </style:style>
    <style:style style:name="T52" style:family="text">
      <style:text-properties officeooo:rsid="00bfb45e"/>
    </style:style>
    <style:style style:name="T53" style:family="text">
      <style:text-properties officeooo:rsid="00c47d88"/>
    </style:style>
    <style:style style:name="T54" style:family="text">
      <style:text-properties officeooo:rsid="00c4ef54"/>
    </style:style>
    <style:style style:name="T55" style:family="text">
      <style:text-properties officeooo:rsid="00c70103"/>
    </style:style>
    <style:style style:name="T56" style:family="text">
      <style:text-properties officeooo:rsid="00c824c3"/>
    </style:style>
    <style:style style:name="T57" style:family="text">
      <style:text-properties officeooo:rsid="00c9e1f6"/>
    </style:style>
    <style:style style:name="T58" style:family="text">
      <style:text-properties officeooo:rsid="00cc06d4"/>
    </style:style>
    <style:style style:name="T59" style:family="text">
      <style:text-properties officeooo:rsid="00cf24c9"/>
    </style:style>
    <style:style style:name="T60" style:family="text">
      <style:text-properties officeooo:rsid="00d0b435"/>
    </style:style>
    <style:style style:name="T61" style:family="text">
      <style:text-properties officeooo:rsid="00d1694b"/>
    </style:style>
    <style:style style:name="T62" style:family="text">
      <style:text-properties officeooo:rsid="00d1e91a"/>
    </style:style>
    <style:style style:name="T63" style:family="text">
      <style:text-properties officeooo:rsid="00d439a9"/>
    </style:style>
    <style:style style:name="T64" style:family="text">
      <style:text-properties officeooo:rsid="00d47597"/>
    </style:style>
    <style:style style:name="T65" style:family="text">
      <style:text-properties officeooo:rsid="00d5111a"/>
    </style:style>
    <style:style style:name="T66" style:family="text">
      <style:text-properties officeooo:rsid="00d57990"/>
    </style:style>
    <style:style style:name="T67" style:family="text">
      <style:text-properties officeooo:rsid="00d74cdc"/>
    </style:style>
    <style:style style:name="T68" style:family="text">
      <style:text-properties fo:font-weight="normal" style:font-weight-asian="normal" style:font-weight-complex="normal"/>
    </style:style>
    <style:style style:name="T69" style:family="text">
      <style:text-properties fo:font-weight="normal" officeooo:rsid="0092445c" style:font-weight-asian="normal" style:font-weight-complex="normal"/>
    </style:style>
    <style:style style:name="T70" style:family="text">
      <style:text-properties fo:font-weight="normal" officeooo:rsid="00bb6ea3" style:font-weight-asian="normal" style:font-weight-complex="normal"/>
    </style:style>
    <style:style style:name="T71" style:family="text">
      <style:text-properties fo:font-weight="normal" style:font-size-asian="11pt" style:font-weight-asian="normal" style:font-weight-complex="normal"/>
    </style:style>
    <style:style style:name="T72" style:family="text">
      <style:text-properties fo:color="#000009" loext:opacity="100%" fo:font-weight="bold" officeooo:rsid="00ec12b5" style:font-weight-asian="bold"/>
    </style:style>
    <style:style style:name="T73" style:family="text">
      <style:text-properties fo:color="#000009" loext:opacity="100%" fo:font-weight="bold" officeooo:rsid="00dbb50f" style:font-weight-asian="bold"/>
    </style:style>
    <style:style style:name="T74" style:family="text">
      <style:text-properties fo:color="#000009" loext:opacity="100%" fo:font-weight="bold" officeooo:rsid="01020663" style:font-weight-asian="bold"/>
    </style:style>
    <style:style style:name="T75" style:family="text">
      <style:text-properties fo:color="#000009" loext:opacity="100%" fo:letter-spacing="0.0008in" officeooo:rsid="00dbb50f"/>
    </style:style>
    <style:style style:name="T76" style:family="text">
      <style:text-properties fo:color="#000009" loext:opacity="100%" officeooo:rsid="00dbb50f"/>
    </style:style>
    <style:style style:name="T77" style:family="text">
      <style:text-properties fo:font-style="italic" fo:font-weight="normal" style:font-style-asian="italic" style:font-weight-asian="normal" style:font-style-complex="italic" style:font-weight-complex="normal"/>
    </style:style>
    <style:style style:name="T78" style:family="text">
      <style:text-properties fo:font-style="italic" fo:font-weight="normal" style:font-size-asian="11pt" style:font-style-asian="italic" style:font-weight-asian="normal" style:font-style-complex="italic" style:font-weight-complex="normal"/>
    </style:style>
    <style:style style:name="T79" style:family="text">
      <style:text-properties style:font-name="Calibri3" fo:font-size="11pt" fo:font-weight="normal" officeooo:rsid="0092445c" style:font-size-asian="11pt" style:font-weight-asian="normal" style:font-weight-complex="normal"/>
    </style:style>
    <style:style style:name="T80" style:family="text">
      <style:text-properties style:font-name="Calibri3" fo:font-size="11pt" fo:font-weight="normal" officeooo:rsid="00e01d02" style:font-size-asian="11pt" style:font-weight-asian="normal" style:font-weight-complex="normal"/>
    </style:style>
    <style:style style:name="T81" style:family="text">
      <style:text-properties style:font-name="Calibri3" fo:font-size="11pt" fo:font-weight="normal" officeooo:rsid="00ba8366" style:font-size-asian="11pt" style:font-weight-asian="normal" style:font-weight-complex="normal"/>
    </style:style>
    <style:style style:name="T82" style:family="text">
      <style:text-properties style:font-name="Calibri3" fo:font-size="11pt" officeooo:rsid="00e7fdcf" style:font-size-asian="11pt"/>
    </style:style>
    <style:style style:name="T83" style:family="text">
      <style:text-properties style:font-name="Calibri3" fo:font-size="11pt" officeooo:rsid="0101c82e" style:font-size-asian="11pt"/>
    </style:style>
    <style:style style:name="T84" style:family="text">
      <style:text-properties officeooo:rsid="00e292e5"/>
    </style:style>
    <style:style style:name="T85" style:family="text">
      <style:text-properties officeooo:rsid="00e34aad"/>
    </style:style>
    <style:style style:name="T86" style:family="text">
      <style:text-properties officeooo:rsid="00e4ffaf"/>
    </style:style>
    <style:style style:name="T87" style:family="text">
      <style:text-properties officeooo:rsid="00e7ad0c"/>
    </style:style>
    <style:style style:name="T88" style:family="text">
      <style:text-properties officeooo:rsid="00ea9f71"/>
    </style:style>
    <style:style style:name="T89" style:family="text">
      <style:text-properties officeooo:rsid="00f10578"/>
    </style:style>
    <style:style style:name="T90" style:family="text">
      <style:text-properties officeooo:rsid="00f4f29d"/>
    </style:style>
    <style:style style:name="T91" style:family="text">
      <style:text-properties officeooo:rsid="00fd828e"/>
    </style:style>
    <style:style style:name="T92" style:family="text">
      <style:text-properties officeooo:rsid="00fe85b7"/>
    </style:style>
    <style:style style:name="T93" style:family="text">
      <style:text-properties officeooo:rsid="01020663"/>
    </style:style>
    <style:style style:name="T94" style:family="text">
      <style:text-properties officeooo:rsid="0102fd68"/>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4"><text:span text:style-name="T47">PF</text:span>-<text:span text:style-name="T47">3311</text:span> <text:span text:style-name="T47">Temas especiales de ingeniería y sistemas de información: Ciencia de datos geoespaciales</text:span></text:p>
      <text:p text:style-name="P24"><text:span text:style-name="T38">Profesor: </text:span>Manuel Vargas Del Valle</text:p>
      <text:p text:style-name="P71"><text:span text:style-name="T49">M</text:span>odalidad: <text:span text:style-name="T91">Alto virtual</text:span></text:p>
      <text:p text:style-name="P39"><text:span text:style-name="T38">H</text:span>orario: <text:span text:style-name="T50">M</text:span> <text:span text:style-name="T47">17</text:span>:<text:span text:style-name="T39">00</text:span> a <text:span text:style-name="T47">20</text:span>:50. <text:span text:style-name="T46">Aula: </text:span><text:span text:style-name="T50">Por definir</text:span><text:span text:style-name="T46">. </text:span>Créditos: <text:span text:style-name="T38">4</text:span></text:p>
      <text:p text:style-name="P42">Horario <text:span text:style-name="T37">de </text:span>atención al estudiantado: <text:span text:style-name="T50">A convenir</text:span></text:p>
      <text:p text:style-name="P68"><text:span text:style-name="T1"><text:s/></text:span><text:span text:style-name="T10">Correo electrónico institucional: </text:span><text:span text:style-name="T12">manue</text:span><text:span text:style-name="T13">l</text:span><text:span text:style-name="T12">.vargas_d</text:span><text:span text:style-name="T11">@</text:span><text:span text:style-name="T2">ucr.ac.cr</text:span></text:p>
      <text:p text:style-name="P41"><text:span text:style-name="T35">I</text:span><text:span text:style-name="T47">I</text:span> ciclo <text:span text:style-name="T35">lectivo</text:span> 20<text:span text:style-name="T36">2</text:span><text:span text:style-name="T50">5</text:span></text:p>
      <text:p text:style-name="P63"/>
      <text:p text:style-name="P63"/>
      <text:p text:style-name="P63"/>
      <text:p text:style-name="P66">PROGRAMA DEL CURSO</text:p>
      <text:p text:style-name="P56"/>
      <text:p text:style-name="P56"/>
      <text:p text:style-name="P58">1. DESCRIPCIÓN</text:p>
      <text:p text:style-name="P47"/>
      <text:p text:style-name="P72"><text:span text:style-name="T79">Este curso trata sobre el manejo, visualización y análisis de datos geoespaciales mediante herramientas computacionales como sistemas de información geográfica y lenguajes de programación. Se introducen conceptos básicos de </text:span><text:span text:style-name="T80">cartografía</text:span><text:span text:style-name="T79"> y se presenta una visión general de cómo metodologías y técnicas de ciencia de datos y aprendizaje automatizado pueden ser aplicadas al componente geoespacial de diversos problemas. Estas técnicas y metodologías se implementan </text:span><text:span text:style-name="T81">principalmente </text:span><text:span text:style-name="T79">mediante el lenguaje de programación Python.</text:span></text:p>
      <text:p text:style-name="P47"/>
      <text:p text:style-name="P47">El enfoque del curso es teórico-práctico, con lecciones teóricas combinadas con sesiones prácticas de programación en las cuales los estudiantes aplican en diversos escenarios de procesamiento de datos los conocimientos y habilidades aprendidos.</text:p>
      <text:p text:style-name="P47"/>
      <text:p text:style-name="P47">Los contenidos del curso y los recursos relacionados se comparten en el sitio web https://<text:span text:style-name="T51">p</text:span>f<text:span text:style-name="T51">3311</text:span>-<text:span text:style-name="T51">cienciadatosgeoespaciales</text:span>.github.io/202<text:span text:style-name="T51">5</text:span>-ii/, así como en la plataforma Mediación Virtual de la Universidad de Costa Rica.</text:p>
      <text:p text:style-name="P54"/>
      <text:p text:style-name="P58">2. OBJETIVOS</text:p>
      <text:p text:style-name="P21"/>
      <text:p text:style-name="P21">Al finalizar el curso, el estudiantado será capaz de:</text:p>
      <text:p text:style-name="P21"/>
      <text:list text:style-name="L4">
        <text:list-item>
          <text:p text:style-name="P85">Leer mapas y comprender conceptos cartográficos básicos como sistemas de coordenadas, escala y resolución, entre otros.</text:p>
        </text:list-item>
        <text:list-item>
          <text:p text:style-name="P85">Utilizar sistemas de información geográfica para importar, visualizar y analizar datos geoespaciales.</text:p>
        </text:list-item>
        <text:list-item>
          <text:p text:style-name="P85"><text:soft-page-break/>Importar, manipular y analizar datos geoespaciales mediante el lenguaje de programación Python.</text:p>
        </text:list-item>
        <text:list-item>
          <text:p text:style-name="P86">Desarrollar aplicaciones interactivas para el procesamiento, visualización y análisis de datos geoespaciales.</text:p>
        </text:list-item>
        <text:list-item>
          <text:p text:style-name="P85">Aplicar metodologías y técnicas de ciencia de datos y aprendizaje automatizado en el componente geoespacial de problemáticas relacionadas con <text:span text:style-name="T90">población, </text:span>clima, biodiversidad y transporte, entre otras áreas.</text:p>
        </text:list-item>
      </text:list>
      <text:p text:style-name="P61"/>
      <text:p text:style-name="P58">3. CONTENIDO DEL CURSO</text:p>
      <text:p text:style-name="P58"/>
      <table:table table:name="Tabla1" table:style-name="Tabla1">
        <table:table-column table:style-name="Tabla1.A"/>
        <table:table-column table:style-name="Tabla1.B"/>
        <table:table-row table:style-name="Tabla1.1">
          <table:table-cell table:style-name="Tabla1.A1" office:value-type="string">
            <text:p text:style-name="P65">SEMANA</text:p>
          </table:table-cell>
          <table:table-cell table:style-name="Tabla1.A1" office:value-type="string">
            <text:p text:style-name="P65">CONTENIDO</text:p>
          </table:table-cell>
        </table:table-row>
        <table:table-row table:style-name="Tabla1.1">
          <table:table-cell table:style-name="Tabla1.A2" table:number-columns-spanned="2" office:value-type="string">
            <text:p text:style-name="P10"/>
            <text:p text:style-name="P11">I Introducción a la ciencia de datos geoespaciales</text:p>
            <text:p text:style-name="P10"/>
          </table:table-cell>
          <table:covered-table-cell/>
        </table:table-row>
        <table:table-row table:style-name="Tabla1.1">
          <table:table-cell table:style-name="Tabla1.A3" office:value-type="string">
            <text:p text:style-name="P79">1</text:p>
          </table:table-cell>
          <table:table-cell table:style-name="Tabla1.A3" office:value-type="string">
            <text:list text:style-name="L1">
              <text:list-item>
                <text:p text:style-name="P118"><text:span text:style-name="T15">E</text:span><text:span text:style-name="T14">l componente espacial de los datos:</text:span></text:p>
                <text:list>
                  <text:list-item>
                    <text:p text:style-name="P119"><text:span text:style-name="T14">Observaciones </text:span><text:span text:style-name="T16">y variables </text:span><text:span text:style-name="T17">espaciales</text:span><text:span text:style-name="T14">.</text:span></text:p>
                  </text:list-item>
                  <text:list-item>
                    <text:p text:style-name="P89">El proceso de ciencia de datos <text:span text:style-name="T85">espaciales</text:span>.</text:p>
                  </text:list-item>
                </text:list>
              </text:list-item>
              <text:list-item>
                <text:p text:style-name="P118"><text:span text:style-name="T15">F</text:span><text:span text:style-name="T14">undamentos de cartografía y geodesia:</text:span></text:p>
                <text:list>
                  <text:list-item>
                    <text:p text:style-name="P90">Mapas.</text:p>
                  </text:list-item>
                  <text:list-item>
                    <text:p text:style-name="P90">Sistemas de coordenadas.</text:p>
                  </text:list-item>
                </text:list>
              </text:list-item>
              <text:list-item>
                <text:p text:style-name="P91">Modelos de datos espaciales:</text:p>
                <text:list>
                  <text:list-item>
                    <text:p text:style-name="P91">Vectorial.</text:p>
                  </text:list-item>
                  <text:list-item>
                    <text:p text:style-name="P91">Raster.</text:p>
                  </text:list-item>
                </text:list>
              </text:list-item>
              <text:list-item>
                <text:p text:style-name="P91">Sistemas de información geográfica – <text:span text:style-name="T64">el sistema </text:span><text:span text:style-name="T53">QGIS</text:span><text:span text:style-name="T52">.</text:span></text:p>
              </text:list-item>
            </text:list>
          </table:table-cell>
        </table:table-row>
        <table:table-row table:style-name="Tabla1.1">
          <table:table-cell table:style-name="Tabla1.A2" office:value-type="string">
            <text:p text:style-name="P82">2</text:p>
          </table:table-cell>
          <table:table-cell table:style-name="Tabla1.A2" office:value-type="string">
            <text:list text:style-name="L2">
              <text:list-item>
                <text:p text:style-name="P92">Fuentes de datos:</text:p>
                <text:list>
                  <text:list-item>
                    <text:p text:style-name="P93">Infraestructuras de datos espaciales (ej. SNIT).</text:p>
                  </text:list-item>
                  <text:list-item>
                    <text:p text:style-name="P93">Imágenes de satélite (ej. Landsat, Sentinel, <text:span text:style-name="T87">MODIS</text:span>).</text:p>
                  </text:list-item>
                </text:list>
              </text:list-item>
              <text:list-item>
                <text:p text:style-name="P92">Formatos de archivos, <text:span text:style-name="T65">bases de datos</text:span> <text:span text:style-name="T56">y geoservicios:</text:span></text:p>
                <text:list>
                  <text:list-item>
                    <text:p text:style-name="P94">Formatos tradicionales: SHP, GPKG, GeoTIFF, <text:span text:style-name="T84">PostgreSQL/PostGIS, SpatiaLite, </text:span>WMS, WFS.</text:p>
                  </text:list-item>
                  <text:list-item>
                    <text:p text:style-name="P94">Formatos nuevos: GeoArrow, GeoParquet, DuckDB.</text:p>
                  </text:list-item>
                </text:list>
              </text:list-item>
              <text:list-item>
                <text:p text:style-name="P95">Geoprocesamiento:</text:p>
                <text:list>
                  <text:list-item>
                    <text:p text:style-name="P96">Operaciones con datos vectoriales.</text:p>
                  </text:list-item>
                  <text:list-item>
                    <text:p text:style-name="P96">Operaciones con datos raster.</text:p>
                  </text:list-item>
                </text:list>
              </text:list-item>
            </text:list>
          </table:table-cell>
        </table:table-row>
        <table:table-row table:style-name="Tabla1.1">
          <table:table-cell table:style-name="Tabla1.A2" office:value-type="string">
            <text:p text:style-name="P80">3</text:p>
          </table:table-cell>
          <table:table-cell table:style-name="Tabla1.A2" office:value-type="string">
            <text:list text:continue-numbering="true" text:style-name="L2">
              <text:list-item>
                <text:p text:style-name="P97"><text:span text:style-name="T53">Programas u</text:span>tilitarios de línea de comandos – <text:span text:style-name="T64">la biblioteca </text:span><text:span text:style-name="T53">GDAL</text:span>.</text:p>
              </text:list-item>
            </text:list>
          </table:table-cell>
        </table:table-row>
        <table:table-row table:style-name="Tabla1.1">
          <table:table-cell table:style-name="Tabla1.A3" office:value-type="string">
            <text:p text:style-name="P75">4</text:p>
          </table:table-cell>
          <table:table-cell table:style-name="Tabla1.A3" office:value-type="string">
            <text:list text:continue-numbering="true" text:style-name="L2">
              <text:list-item>
                <text:p text:style-name="P98">Herramientas para investigación reproducible y desarrollo colaborativo:</text:p>
                <text:list>
                  <text:list-item>
                    <text:p text:style-name="P98">Markdown.</text:p>
                  </text:list-item>
                  <text:list-item>
                    <text:p text:style-name="P98">Git.</text:p>
                  </text:list-item>
                </text:list>
              </text:list-item>
            </text:list>
          </table:table-cell>
        </table:table-row>
        <table:table-row table:style-name="Tabla1.1">
          <table:table-cell table:style-name="Tabla1.A3" table:number-columns-spanned="2" office:value-type="string">
            <text:p text:style-name="P14"/>
            <text:p text:style-name="P12">II <text:span text:style-name="T54">El lenguaje de programación</text:span> Python</text:p>
            <text:p text:style-name="P14"><text:soft-page-break/></text:p>
          </table:table-cell>
          <table:covered-table-cell/>
        </table:table-row>
        <table:table-row table:style-name="Tabla1.1">
          <table:table-cell table:style-name="Tabla1.A2" office:value-type="string">
            <text:p text:style-name="P76">5</text:p>
          </table:table-cell>
          <table:table-cell table:style-name="Tabla1.A2" office:value-type="string">
            <text:list text:style-name="L3">
              <text:list-item>
                <text:p text:style-name="P120"><text:span text:style-name="T29">I</text:span><text:span text:style-name="T28">ntroducción al lenguaje.</text:span></text:p>
              </text:list-item>
              <text:list-item>
                <text:p text:style-name="P121"><text:span text:style-name="T29">Herramientas</text:span><text:span text:style-name="T30"> de desarrollo:</text:span></text:p>
                <text:list>
                  <text:list-item>
                    <text:p text:style-name="P99">Ambientes de desarrollo locales - <text:span text:style-name="T55">VS Code</text:span>.</text:p>
                  </text:list-item>
                  <text:list-item>
                    <text:p text:style-name="P99">Ambientes de desarrollo en la nube - <text:span text:style-name="T55">Google Colab</text:span>.</text:p>
                  </text:list-item>
                </text:list>
              </text:list-item>
              <text:list-item>
                <text:p text:style-name="P100">Principios de diseño y convenciones:</text:p>
                <text:list>
                  <text:list-item>
                    <text:p text:style-name="P100">El Zen de Python.</text:p>
                  </text:list-item>
                  <text:list-item>
                    <text:p text:style-name="P100">Guía<text:span text:style-name="T86">s</text:span> de estilo.</text:p>
                  </text:list-item>
                </text:list>
              </text:list-item>
              <text:list-item>
                <text:p text:style-name="P101">Sintaxis básica:</text:p>
                <text:list>
                  <text:list-item>
                    <text:p text:style-name="P103">Comentarios.</text:p>
                  </text:list-item>
                  <text:list-item>
                    <text:p text:style-name="P103">Bloques.</text:p>
                  </text:list-item>
                </text:list>
              </text:list-item>
              <text:list-item>
                <text:p text:style-name="P103">Variables y tipos de datos.</text:p>
              </text:list-item>
              <text:list-item>
                <text:p text:style-name="P102">Estructuras de control:</text:p>
                <text:list>
                  <text:list-item>
                    <text:p text:style-name="P102">Condicionales.</text:p>
                  </text:list-item>
                  <text:list-item>
                    <text:p text:style-name="P102">Ciclos.</text:p>
                  </text:list-item>
                </text:list>
              </text:list-item>
              <text:list-item>
                <text:p text:style-name="P104"><text:span text:style-name="T57">Funciones </text:span><text:span text:style-name="T58">y modularidad</text:span>.</text:p>
              </text:list-item>
              <text:list-item>
                <text:p text:style-name="P103">Manejo de errores y excepciones.</text:p>
              </text:list-item>
            </text:list>
          </table:table-cell>
        </table:table-row>
        <table:table-row table:style-name="Tabla1.1">
          <table:table-cell table:style-name="Tabla1.A3" office:value-type="string">
            <text:p text:style-name="P81">6</text:p>
          </table:table-cell>
          <table:table-cell table:style-name="Tabla1.A3" office:value-type="string">
            <text:list text:continue-numbering="true" text:style-name="L3">
              <text:list-item>
                <text:p text:style-name="P105">Programación orientada a objetos.</text:p>
              </text:list-item>
              <text:list-item>
                <text:p text:style-name="P103">Manejo de archivos.</text:p>
              </text:list-item>
              <text:list-item>
                <text:p text:style-name="P103">Interfaces de programación de aplicaciones (API).</text:p>
              </text:list-item>
            </text:list>
          </table:table-cell>
        </table:table-row>
        <table:table-row table:style-name="Tabla1.1">
          <table:table-cell table:style-name="Tabla1.A3" table:number-columns-spanned="2" office:value-type="string">
            <text:p text:style-name="P77"/>
            <text:p text:style-name="P13">III Análisis <text:span text:style-name="T59">estadístico </text:span>y visualización de datos <text:span text:style-name="T59">mediante Python</text:span></text:p>
            <text:p text:style-name="P77"/>
          </table:table-cell>
          <table:covered-table-cell/>
        </table:table-row>
        <table:table-row table:style-name="Tabla1.1">
          <table:table-cell table:style-name="Tabla1.A3" office:value-type="string">
            <text:p text:style-name="P18">7</text:p>
          </table:table-cell>
          <table:table-cell table:style-name="Tabla1.A3" office:value-type="string">
            <text:list text:continue-numbering="true" text:style-name="L3">
              <text:list-item>
                <text:p text:style-name="P106">Análisis estadístico:</text:p>
                <text:list>
                  <text:list-item>
                    <text:p text:style-name="P106">Álgebra lineal - la biblioteca Numpy.</text:p>
                  </text:list-item>
                  <text:list-item>
                    <text:p text:style-name="P106">Manipulaci<text:span text:style-name="T62">ón de datos – la biblioteca Pandas:</text:span></text:p>
                    <text:list>
                      <text:list-item>
                        <text:p text:style-name="P107">Importación.</text:p>
                      </text:list-item>
                      <text:list-item>
                        <text:p text:style-name="P107">Filtrado.</text:p>
                      </text:list-item>
                      <text:list-item>
                        <text:p text:style-name="P107">Ordenamiento.</text:p>
                      </text:list-item>
                      <text:list-item>
                        <text:p text:style-name="P107">Agrupación.</text:p>
                      </text:list-item>
                    </text:list>
                  </text:list-item>
                </text:list>
              </text:list-item>
            </text:list>
          </table:table-cell>
        </table:table-row>
        <table:table-row table:style-name="Tabla1.1">
          <table:table-cell table:style-name="Tabla1.A3" office:value-type="string">
            <text:p text:style-name="P18">8</text:p>
          </table:table-cell>
          <table:table-cell table:style-name="Tabla1.A3" office:value-type="string">
            <text:list text:continue-numbering="true" text:style-name="L3">
              <text:list-item>
                <text:p text:style-name="P108"><text:span text:style-name="T61">V</text:span><text:span text:style-name="T60">isualización de datos:</text:span></text:p>
                <text:list>
                  <text:list-item>
                    <text:p text:style-name="P106">Gráfic<text:span text:style-name="T62">ación estadística – la biblioteca Matplotlib:</text:span></text:p>
                    <text:list>
                      <text:list-item>
                        <text:p text:style-name="P107">Gráficos de dispersión.</text:p>
                      </text:list-item>
                      <text:list-item>
                        <text:p text:style-name="P107">Gráficos de líneas.</text:p>
                      </text:list-item>
                      <text:list-item>
                        <text:p text:style-name="P107">Histogramas.</text:p>
                      </text:list-item>
                      <text:list-item>
                        <text:p text:style-name="P107">Gráficos de barras.</text:p>
                      </text:list-item>
                      <text:list-item>
                        <text:p text:style-name="P107">Otros tipos de gráficos.</text:p>
                      </text:list-item>
                    </text:list>
                  </text:list-item>
                  <text:list-item>
                    <text:p text:style-name="P109">Graficación estadística interactiva – la biblioteca Plotly:</text:p>
                    <text:list>
                      <text:list-item>
                        <text:p text:style-name="P122"><text:span text:style-name="T31">Gráficos </text:span><text:span text:style-name="T32">estadísticos</text:span><text:span text:style-name="T31">.</text:span></text:p>
                      </text:list-item>
                    </text:list>
                  </text:list-item>
                </text:list>
              </text:list-item>
            </text:list>
          </table:table-cell>
        </table:table-row>
        <table:table-row table:style-name="Tabla1.1">
          <table:table-cell table:style-name="Tabla1.A3" table:number-columns-spanned="2" office:value-type="string">
            <text:p text:style-name="P78"/>
            <text:p text:style-name="P15"><text:soft-page-break/>IV Procesamiento de datos geoespaciales mediante Python</text:p>
            <text:p text:style-name="P78"/>
          </table:table-cell>
          <table:covered-table-cell/>
        </table:table-row>
        <table:table-row table:style-name="Tabla1.1">
          <table:table-cell table:style-name="Tabla1.A3" office:value-type="string">
            <text:p text:style-name="P18">9</text:p>
          </table:table-cell>
          <table:table-cell table:style-name="Tabla1.A3" office:value-type="string">
            <text:list text:continue-numbering="true" text:style-name="L3">
              <text:list-item>
                <text:p text:style-name="P110"><text:span text:style-name="T63">M</text:span>anipulación y análisis de datos vectoriales – <text:span text:style-name="T63">la biblioteca Geopandas:</text:span></text:p>
                <text:list>
                  <text:list-item>
                    <text:p text:style-name="P113">Tipos de datos.</text:p>
                  </text:list-item>
                  <text:list-item>
                    <text:p text:style-name="P113">Operaciones.</text:p>
                  </text:list-item>
                </text:list>
              </text:list-item>
            </text:list>
          </table:table-cell>
        </table:table-row>
        <table:table-row table:style-name="Tabla1.1">
          <table:table-cell table:style-name="Tabla1.A3" office:value-type="string">
            <text:p text:style-name="P19">10</text:p>
          </table:table-cell>
          <table:table-cell table:style-name="Tabla1.A3" office:value-type="string">
            <text:list text:continue-numbering="true" text:style-name="L3">
              <text:list-item>
                <text:p text:style-name="P111"><text:span text:style-name="T64">Ejemplos de m</text:span>anipulación y análisis de datos vectoriales<text:span text:style-name="T63">.</text:span></text:p>
              </text:list-item>
            </text:list>
          </table:table-cell>
        </table:table-row>
        <table:table-row table:style-name="Tabla1.1">
          <table:table-cell table:style-name="Tabla1.A3" office:value-type="string">
            <text:p text:style-name="P19">11</text:p>
          </table:table-cell>
          <table:table-cell table:style-name="Tabla1.A3" office:value-type="string">
            <text:list text:continue-numbering="true" text:style-name="L3">
              <text:list-item>
                <text:p text:style-name="P112"><text:span text:style-name="T63">M</text:span>anipulación y análisis de datos <text:span text:style-name="T64">raster</text:span> – <text:span text:style-name="T63">la biblioteca </text:span><text:span text:style-name="T64">Rasterio</text:span><text:span text:style-name="T63">:</text:span></text:p>
                <text:list>
                  <text:list-item>
                    <text:p text:style-name="P114">Tipos de datos.</text:p>
                  </text:list-item>
                  <text:list-item>
                    <text:p text:style-name="P114">Operaciones.</text:p>
                  </text:list-item>
                </text:list>
              </text:list-item>
            </text:list>
          </table:table-cell>
        </table:table-row>
        <table:table-row table:style-name="Tabla1.1">
          <table:table-cell table:style-name="Tabla1.A3" office:value-type="string">
            <text:p text:style-name="P19">12</text:p>
          </table:table-cell>
          <table:table-cell table:style-name="Tabla1.A3" office:value-type="string">
            <text:list text:continue-numbering="true" text:style-name="L3">
              <text:list-item>
                <text:p text:style-name="P123"><text:span text:style-name="T33">Ejemplos de manipulación</text:span><text:span text:style-name="T34"> y análisis de datos raster.</text:span></text:p>
              </text:list-item>
            </text:list>
          </table:table-cell>
        </table:table-row>
        <table:table-row table:style-name="Tabla1.1">
          <table:table-cell table:style-name="Tabla1.A3" office:value-type="string">
            <text:p text:style-name="P19">13</text:p>
          </table:table-cell>
          <table:table-cell table:style-name="Tabla1.A3" office:value-type="string">
            <text:list text:continue-numbering="true" text:style-name="L3">
              <text:list-item>
                <text:p text:style-name="P115">Visualización de datos geoespaciales:</text:p>
                <text:list>
                  <text:list-item>
                    <text:p text:style-name="P115"><text:span text:style-name="T66">Mapas interactivos - l</text:span>a<text:span text:style-name="T66">s</text:span> biblioteca<text:span text:style-name="T66">s</text:span> Folium <text:span text:style-name="T66">y Leafmap</text:span>.</text:p>
                  </text:list-item>
                  <text:list-item>
                    <text:p text:style-name="P115"><text:span text:style-name="T66">Mapeo de conjuntos de datos grandes – la biblioteca Lonboard</text:span>.</text:p>
                  </text:list-item>
                </text:list>
              </text:list-item>
            </text:list>
          </table:table-cell>
        </table:table-row>
        <table:table-row table:style-name="Tabla1.1">
          <table:table-cell table:style-name="Tabla1.A3" table:number-columns-spanned="2" office:value-type="string">
            <text:p text:style-name="P17"/>
            <text:p text:style-name="P16">V Visualización y análisis avanzados</text:p>
            <text:p text:style-name="P17"/>
          </table:table-cell>
          <table:covered-table-cell/>
        </table:table-row>
        <table:table-row table:style-name="Tabla1.1">
          <table:table-cell table:style-name="Tabla1.A3" office:value-type="string">
            <text:p text:style-name="P20">14</text:p>
          </table:table-cell>
          <table:table-cell table:style-name="Tabla1.A3" office:value-type="string">
            <text:list text:continue-numbering="true" text:style-name="L3">
              <text:list-item>
                <text:p text:style-name="P116">Desarrollo de aplicaciones web de ciencia de datos y aprendizaje automatizado – el marco de trabajo Streamlit.</text:p>
              </text:list-item>
            </text:list>
          </table:table-cell>
        </table:table-row>
        <table:table-row table:style-name="Tabla1.1">
          <table:table-cell table:style-name="Tabla1.A3" office:value-type="string">
            <text:p text:style-name="P20">15</text:p>
          </table:table-cell>
          <table:table-cell table:style-name="Tabla1.A3" office:value-type="string">
            <text:list text:continue-numbering="true" text:style-name="L3">
              <text:list-item>
                <text:p text:style-name="P117">Desarrollo de aplicaciones web de ciencia de datos y aprendizaje automatizado – el marco de trabajo Streamlit <text:span text:style-name="T67">(continuación)</text:span>.</text:p>
              </text:list-item>
            </text:list>
          </table:table-cell>
        </table:table-row>
        <table:table-row table:style-name="Tabla1.1">
          <table:table-cell table:style-name="Tabla1.A3" office:value-type="string">
            <text:p text:style-name="P20">16</text:p>
          </table:table-cell>
          <table:table-cell table:style-name="Tabla1.A3" office:value-type="string">
            <text:list text:continue-numbering="true" text:style-name="L3">
              <text:list-item>
                <text:p text:style-name="P117"><text:span text:style-name="T67">Publicación</text:span> de aplicaciones web de ciencia de datos y aprendizaje automatizado – <text:span text:style-name="T67">la plataforma Streamlit Cloud</text:span>.</text:p>
              </text:list-item>
            </text:list>
          </table:table-cell>
        </table:table-row>
      </table:table>
      <text:p text:style-name="P74"/>
      <text:p text:style-name="P58">4. METODOLOGÍA</text:p>
      <text:p text:style-name="P44"/>
      <text:p text:style-name="P73"><text:span text:style-name="T82">El curso se desarrolla mediante clases teórico-prácticas. Los conceptos teóricos son explicados por el profesor del curso durante las </text:span><text:span text:style-name="T83">lecciones</text:span><text:span text:style-name="T82"> y también a través de lecturas previamente asignadas. Las sesiones prácticas se destinan a la realización de diferentes ejercicios de programación por parte de los estudiantes.</text:span></text:p>
      <text:p text:style-name="P45"/>
      <text:p text:style-name="P46">Los contenidos de las lecciones están disponibles en la plataforma Mediación Virtual y también en el sitio web del curso <text:span text:style-name="T69">https://</text:span><text:span text:style-name="T70">p</text:span><text:span text:style-name="T69">f</text:span><text:span text:style-name="T70">3311</text:span><text:span text:style-name="T69">-</text:span><text:span text:style-name="T70">cienciadatosgeoespaciales</text:span><text:span text:style-name="T69">.github.io/202</text:span><text:span text:style-name="T70">5</text:span><text:span text:style-name="T69">-ii/</text:span>, en el que hay enlaces a la bibliografía y a otros recursos de aprendizaje como tutoriales y videos.</text:p>
      <text:p text:style-name="P45"/>
      <text:p text:style-name="P45">Se recomienda a los estudiantes probar las diferentes herramientas y conceptos fuera del tiempo de clase y aprovechar las lecciones y las horas de consulta para aclarar dudas.</text:p>
      <text:p text:style-name="P38"/>
      <text:p text:style-name="P38"/>
      <text:p text:style-name="P58">5. EVALUACIÓN</text:p>
      <text:p text:style-name="P50"><text:soft-page-break/></text:p>
      <text:p text:style-name="P50">La evaluación incluye <text:span text:style-name="T89">los siguientes componentes:</text:span></text:p>
      <text:p text:style-name="P50"/>
      <text:list xml:id="list2924257913" text:style-name="L5">
        <text:list-item>
          <text:p text:style-name="P126"><text:span text:style-name="T42">Exámenes cortos </text:span><text:span text:style-name="T43">(</text:span><text:span text:style-name="T45">28</text:span><text:span text:style-name="T43">%)</text:span>. Tienen como propósito principal evaluar las lecturas y los conceptos teóricos cubiertos en clase. <text:span text:style-name="T93">Las fechas en las que se realizarán los exámenes cortos son las siguientes:</text:span></text:p>
          <text:list>
            <text:list-item>
              <text:p text:style-name="P127">3 de setiembre <text:span text:style-name="T94">(semana 4)</text:span></text:p>
            </text:list-item>
            <text:list-item>
              <text:p text:style-name="P128">1 de octubre (semana 8)</text:p>
            </text:list-item>
            <text:list-item>
              <text:p text:style-name="P128">29 de octubre (semana 12)</text:p>
            </text:list-item>
            <text:list-item>
              <text:p text:style-name="P128">26 de noviembre (semana 16)</text:p>
            </text:list-item>
          </text:list>
        </text:list-item>
        <text:list-item>
          <text:p text:style-name="P126"><text:span text:style-name="T73">Tareas programadas (</text:span><text:span text:style-name="T72">7</text:span><text:span text:style-name="T74">2</text:span><text:span text:style-name="T73">%). </text:span><text:span text:style-name="T76">Consisten en ejercicios de</text:span><text:span text:style-name="T75"> </text:span><text:span text:style-name="T76">programación que deben ser resueltos por los estudiantes fuera del tiempo de clase.</text:span></text:p>
        </text:list-item>
      </text:list>
      <text:p text:style-name="P50"/>
      <text:p text:style-name="P57"><text:span text:style-name="T48">6</text:span>. BIBLIOGRAFÍA</text:p>
      <text:p text:style-name="P52"/>
      <text:p text:style-name="P59"><text:span text:style-name="T68">Abba, I. V. (2021). </text:span><text:span text:style-name="T77">Git and GitHub Tutorial – Version Control for Beginners</text:span><text:span text:style-name="T68">. FreeCodeCamp.Org. </text:span><text:a xlink:type="simple" xlink:href="https://www.freecodecamp.org/news/git-and-github-for-beginners/" text:style-name="Internet_20_link" text:visited-style-name="Visited_20_Internet_20_Link"><text:span text:style-name="T68">https://www.freecodecamp.org/news/git-and-github-for-beginners/</text:span></text:a></text:p>
      <text:p text:style-name="P53"/>
      <text:p text:style-name="P59"><text:span text:style-name="T68">Çetinkaya-Rundel, Mine, &amp; Hardin, Johanna (2021). </text:span><text:span text:style-name="T77">Introduction to Modern Statistics</text:span><text:span text:style-name="T68"> (1st ed.). OpenIntro, Inc. </text:span><text:a xlink:type="simple" xlink:href="https://openintro-ims.netlify.app/" text:style-name="Internet_20_link" text:visited-style-name="Visited_20_Internet_20_Link"><text:span text:style-name="T68">https://openintro-ims.netlify.app/</text:span></text:a></text:p>
      <text:p text:style-name="P53"/>
      <text:p text:style-name="P59"><text:span text:style-name="T68">Development Seed. (s.f.).<text:tab/></text:span><text:span text:style-name="T77">lonboard</text:span><text:span text:style-name="T68">. Recuperado 1 de agosto de 2024, de </text:span><text:a xlink:type="simple" xlink:href="https://developmentseed.org/lonboard/" text:style-name="Internet_20_link" text:visited-style-name="Visited_20_Internet_20_Link"><text:span text:style-name="T68">https://developmentseed.org/lonboard/</text:span></text:a></text:p>
      <text:p text:style-name="P53"/>
      <text:p text:style-name="P59"><text:span text:style-name="T68">Downey, Allen B. (2024). </text:span><text:span text:style-name="T77">Think Python: How to Think Like a Computer Scientist</text:span><text:span text:style-name="T68"> (3rd ed.). O’Reilly Media. </text:span><text:a xlink:type="simple" xlink:href="https://greenteapress.com/wp/think-python-3rd-edition/" text:style-name="Internet_20_link" text:visited-style-name="Visited_20_Internet_20_Link"><text:span text:style-name="T68">https://greenteapress.com/wp/think-python-3rd-edition/</text:span></text:a></text:p>
      <text:p text:style-name="P53"/>
      <text:p text:style-name="P59"><text:span text:style-name="T68">Geopandas contributors. (s.f.). </text:span><text:span text:style-name="T77">geopandas: Geographic pandas extensions</text:span><text:span text:style-name="T68">. Recuperado 1 de enero de 2022, de </text:span><text:a xlink:type="simple" xlink:href="http://geopandas.org/" text:style-name="Internet_20_link" text:visited-style-name="Visited_20_Internet_20_Link"><text:span text:style-name="T68">http://geopandas.org</text:span></text:a></text:p>
      <text:p text:style-name="P53"/>
      <text:p text:style-name="P59"><text:span text:style-name="T68">Gillies, S. (s.f.). </text:span><text:span text:style-name="T77">rasterio: Fast and direct raster I/O for use with Numpy and SciPy</text:span><text:span text:style-name="T68">. Recuperado 1 de enero de 2022, de </text:span><text:a xlink:type="simple" xlink:href="https://github.com/mapbox/rasterio" text:style-name="Internet_20_link" text:visited-style-name="Visited_20_Internet_20_Link"><text:span text:style-name="T68">https://github.com/mapbox/rasterio</text:span></text:a></text:p>
      <text:p text:style-name="P53"/>
      <text:p text:style-name="P59"><text:span text:style-name="T68">Kaggle. (s.f.-a). </text:span><text:span text:style-name="T77">Learn Pandas</text:span><text:span text:style-name="T68">. Recuperado 1 de agosto de 2024, de </text:span><text:a xlink:type="simple" xlink:href="https://www.kaggle.com/learn/pandas" text:style-name="Internet_20_link" text:visited-style-name="Visited_20_Internet_20_Link"><text:span text:style-name="T68">https://www.kaggle.com/learn/pandas</text:span></text:a></text:p>
      <text:p text:style-name="P53"><text:soft-page-break/></text:p>
      <text:p text:style-name="P59"><text:span text:style-name="T68">Kaggle. (s.f.-b). </text:span><text:span text:style-name="T77">Learn Data Visualization</text:span><text:span text:style-name="T68">. Recuperado 1 de agosto de 2024, de </text:span><text:a xlink:type="simple" xlink:href="https://www.kaggle.com/learn/data-visualization" text:style-name="Internet_20_link" text:visited-style-name="Visited_20_Internet_20_Link"><text:span text:style-name="T68">https://www.kaggle.com/learn/data-visualization</text:span></text:a></text:p>
      <text:p text:style-name="P53"/>
      <text:p text:style-name="P59"><text:span text:style-name="T68">Kaggle. (s.f.-c). </text:span><text:span text:style-name="T77">Learn Geospatial<text:tab/>Analysis</text:span><text:span text:style-name="T68">. Recuperado 1 de agosto de 2024, de </text:span><text:a xlink:type="simple" xlink:href="https://www.kaggle.com/learn/geospatial-analysis" text:style-name="Internet_20_link" text:visited-style-name="Visited_20_Internet_20_Link"><text:span text:style-name="T68">https://www.kaggle.com/learn/geospatial-analysis</text:span></text:a></text:p>
      <text:p text:style-name="P53"/>
      <text:p text:style-name="P59"><text:span text:style-name="T77">Markdown Tutorial</text:span><text:span text:style-name="T68">. (s.f.). Recuperado 19 de marzo de 2022, de </text:span><text:a xlink:type="simple" xlink:href="https://www.markdowntutorial.com/" text:style-name="Internet_20_link" text:visited-style-name="Visited_20_Internet_20_Link"><text:span text:style-name="T68">https://www.markdowntutorial.com/</text:span></text:a></text:p>
      <text:p text:style-name="P53"/>
      <text:p text:style-name="P59"><text:span text:style-name="T68">P, C. (s.f.). </text:span><text:span text:style-name="T77">plotly: An open-source, interactive data visualization library for Python</text:span><text:span text:style-name="T68">. Recuperado 1 de agosto de 2024, de </text:span><text:a xlink:type="simple" xlink:href="https://plotly.com/python/" text:style-name="Internet_20_link" text:visited-style-name="Visited_20_Internet_20_Link"><text:span text:style-name="T68">https://plotly.com/python/</text:span></text:a></text:p>
      <text:p text:style-name="P53"/>
      <text:p text:style-name="P59"><text:span text:style-name="T68">Rey, S. J., Arribas-Bel, D.,<text:tab/>&amp; Wolf, L. J. (2020).<text:tab/>Geographic Data Science with Python. </text:span><text:a xlink:type="simple" xlink:href="https://geographicdata.science/book/" text:style-name="Internet_20_link" text:visited-style-name="Visited_20_Internet_20_Link"><text:span text:style-name="T68">https://geographicdata.science/book/</text:span></text:a></text:p>
      <text:p text:style-name="P53"/>
      <text:p text:style-name="P59"><text:span text:style-name="T68">Richards, T. (2021). </text:span><text:span text:style-name="T77">Getting started with Streamlit for data science: Create and deploy Streamlit web applications from scratch in Python</text:span><text:span text:style-name="T68">. Packt Publishing. </text:span><text:a xlink:type="simple" xlink:href="https://www.packtpub.com/product/getting-started-with-streamlit-for-data-science/9781800565500" text:style-name="Internet_20_link" text:visited-style-name="Visited_20_Internet_20_Link"><text:span text:style-name="T68">https://www.packtpub.com/product/getting-started-with-streamlit-for-data-science/9781800565500</text:span></text:a></text:p>
      <text:p text:style-name="P53"/>
      <text:p text:style-name="P59"><text:span text:style-name="T68">Severance, D. C. R. (2016). </text:span><text:span text:style-name="T77">Python for Everybody: Exploring Data in Python 3</text:span><text:span text:style-name="T68"> (S. Blumenberg &amp; E. Hauser, Eds.). CreateSpace Independent Publishing Platform. </text:span><text:a xlink:type="simple" xlink:href="https://www.py4e.com/html3/" text:style-name="Internet_20_link" text:visited-style-name="Visited_20_Internet_20_Link"><text:span text:style-name="T68">https://www.py4e.com/html3/</text:span></text:a></text:p>
      <text:p text:style-name="P53"/>
      <text:p text:style-name="P59"><text:span text:style-name="T68">The Pandas Development Team. (s.f.). </text:span><text:span text:style-name="T77">pandas: Powerful data structures for data analysis, time series, and statistics</text:span><text:span text:style-name="T68">. Recuperado 1 de enero de 2022, de </text:span><text:a xlink:type="simple" xlink:href="https://pandas.pydata.org/" text:style-name="Internet_20_link" text:visited-style-name="Visited_20_Internet_20_Link"><text:span text:style-name="T68">https://pandas.pydata.org</text:span></text:a></text:p>
      <text:p text:style-name="P53"/>
      <text:p text:style-name="P59"><text:span text:style-name="T68">Story, R. (s.f.). </text:span><text:span text:style-name="T77">folium: Make beautiful maps with Leaflet.js &amp; Python</text:span><text:span text:style-name="T68">. Recuperado 1 de enero de 2022, de </text:span><text:a xlink:type="simple" xlink:href="https://github.com/python-visualization/folium" text:style-name="Internet_20_link" text:visited-style-name="Visited_20_Internet_20_Link"><text:span text:style-name="T68">https://github.com/python-visualization/folium</text:span></text:a></text:p>
      <text:p text:style-name="P53"/>
      <text:p text:style-name="P62"><text:span text:style-name="T71">Wickham, Hadley; Çetinkaya-Rundel, Mirne; &amp; Grolemund, Garret (2023). </text:span><text:span text:style-name="T78">R for Data Science: Import, Tidy, Transform, Visualize, and Model Data</text:span><text:span text:style-name="T71"> (2nd ed.). O’Reilly Media. </text:span><text:a xlink:type="simple" xlink:href="https://r4ds.hadley.nz/" text:style-name="Internet_20_link" text:visited-style-name="Visited_20_Internet_20_Link"><text:span text:style-name="T71">https://r4ds.hadley.nz/</text:span></text:a></text:p>
      <text:p text:style-name="P125"><text:span text:style-name="T92">PF-3312 </text:span><text:span text:style-name="T88">Laboratorio de T</text:span><text:span text:style-name="T47">emas especiales de ingeniería y sistemas de información: Ciencia de datos geoespaciales</text:span></text:p>
      <text:p text:style-name="P25"><text:span text:style-name="T38">Profesor: </text:span>Manuel Vargas Del Valle</text:p>
      <text:p text:style-name="P70"><text:span text:style-name="T49">M</text:span>odalidad: <text:span text:style-name="T91">Alto virtual</text:span></text:p>
      <text:p text:style-name="P40"><text:span text:style-name="T38">H</text:span>orario: <text:span text:style-name="T88">A convenir</text:span>. <text:span text:style-name="T46">Aula: </text:span><text:span text:style-name="T50">Por definir</text:span><text:span text:style-name="T46">. </text:span>Créditos: <text:span text:style-name="T88">2</text:span></text:p>
      <text:p text:style-name="P43">Horario <text:span text:style-name="T37">de </text:span>atención al estudiantado: <text:span text:style-name="T50">A convenir</text:span></text:p>
      <text:p text:style-name="P69"><text:span text:style-name="T1"><text:s/></text:span><text:span text:style-name="T10">Correo electrónico institucional: </text:span><text:span text:style-name="T12">manue</text:span><text:span text:style-name="T13">l</text:span><text:span text:style-name="T12">.vargas_d</text:span><text:span text:style-name="T11">@</text:span><text:span text:style-name="T2">ucr.ac.cr</text:span></text:p>
      <text:p text:style-name="P43"><text:span text:style-name="T35">I</text:span><text:span text:style-name="T47">I</text:span> ciclo <text:span text:style-name="T35">lectivo</text:span> 20<text:span text:style-name="T36">2</text:span><text:span text:style-name="T50">5</text:span></text:p>
      <text:p text:style-name="P64"/>
      <text:p text:style-name="P64"/>
      <text:p text:style-name="P67">PROGRAMA DEL CURSO</text:p>
      <text:p text:style-name="P37"/>
      <text:p text:style-name="P60">1. DESCRIPCIÓN</text:p>
      <text:p text:style-name="P48"/>
      <text:p text:style-name="P49">Este laboratorio es complementario del curso “Temas especiales de ingeniería y sistemas de información: Ciencia de datos geoespaciales” y le permite al estudiantado poner en un nivel mayor de práctica los conocimientos y habilidades adquiridos en ese curso.</text:p>
      <text:p text:style-name="P55"/>
      <text:p text:style-name="P60">2. OBJETIVOS</text:p>
      <text:p text:style-name="P22"/>
      <text:p text:style-name="P33">Objetivo general</text:p>
      <text:p text:style-name="P23"/>
      <text:p text:style-name="P23">Diseñar, implementar, desplegar y documentar una aplicación web geoespacial interactiva que incorpore la ingesta, el análisis y la visualización de datos vectoriales y raster, así como la publicación en la nube.</text:p>
      <text:p text:style-name="P26"/>
      <text:p text:style-name="P34">Objetivos específicos</text:p>
      <text:p text:style-name="P27"/>
      <text:list text:style-name="L6">
        <text:list-item>
          <text:p text:style-name="P87"><text:span text:style-name="T40">Formular un caso de uso geoespacial (problema, datos, entregables, </text:span><text:span text:style-name="T41">etc.</text:span><text:span text:style-name="T40">) y un plan de acción.</text:span></text:p>
        </text:list-item>
        <text:list-item>
          <text:p text:style-name="P88">Desarrollar un flujo de trabajo reproducible en Python que incluya adquisición de datos, limpieza, geoprocesamiento y generación de mapas interactivos.</text:p>
        </text:list-item>
        <text:list-item>
          <text:p text:style-name="P88">Construir la interfaz empleando componentes visuales avanzados y buenas prácticas de experiencia de usuario.</text:p>
        </text:list-item>
        <text:list-item>
          <text:p text:style-name="P88">Automatizar la integración y el despliegue continuo con control de versiones en GitHub.</text:p>
        </text:list-item>
        <text:list-item>
          <text:p text:style-name="P88">Documentar y comunicar los resultados.</text:p>
        </text:list-item>
      </text:list>
      <text:p text:style-name="P27"><text:soft-page-break/></text:p>
      <text:p text:style-name="P35">3. METODOLOGÍA</text:p>
      <text:p text:style-name="P28"/>
      <text:p text:style-name="P83"><text:span text:style-name="T3">Este curso proporciona un espacio para que el estudiantado explore y ejecute las actividades propias de</text:span><text:span text:style-name="T4">l proceso de</text:span><text:span text:style-name="T3"> desarrollo de una aplicación web geoespacial. El curso se enfocará en tres pilares fundamentales: el correcto planteamiento de una propuest</text:span><text:span text:style-name="T4">a,</text:span><text:span text:style-name="T3"> </text:span><text:span text:style-name="T4">el desarrollo de la aplicación</text:span><text:span text:style-name="T3"> y la presentación de resultados. </text:span><text:span text:style-name="T4">Conforme se cubren los contenidos del curso teórico, los estudiantes </text:span><text:span text:style-name="T8">deben </text:span><text:span text:style-name="T4">avanza</text:span><text:span text:style-name="T8">r</text:span><text:span text:style-name="T4"> en el desarrollo de la aplicación.</text:span></text:p>
      <text:p text:style-name="P29"/>
      <text:p text:style-name="P32">Cada grupo de trabajo debe presentar una propuesta que demuestre la viabilidad del proyecto y sirva como guía para todo el ciclo de desarrollo. En ella deben quedar claros el problema geoespacial por resolver, las necesidades de los usuarios, las fuentes y el formato de los datos, la arquitectura de la solución y un cronograma realista con hitos medibles.</text:p>
      <text:p text:style-name="P32"/>
      <text:p text:style-name="P84"><text:span text:style-name="T7">El </text:span><text:span text:style-name="Strong_20_Emphasis"><text:span text:style-name="T7">desarrollo incremental</text:span></text:span><text:span text:style-name="T7"> se evalúa a lo largo de todo el proceso mediante la revisión de </text:span><text:span text:style-name="T22">commits</text:span><text:span text:style-name="T7">, ramas y </text:span><text:span text:style-name="Emphasis"><text:span text:style-name="T7">pull requests</text:span></text:span><text:span text:style-name="T7"> en GitHub </text:span><text:span text:style-name="T9">(u otra plataforma similar para compartir código)</text:span><text:span text:style-name="T7">, y la ejecución automática de pruebas en cada integración. </text:span></text:p>
      <text:p text:style-name="P32"/>
      <text:p text:style-name="P84"><text:span text:style-name="T7">La </text:span><text:span text:style-name="Strong_20_Emphasis"><text:span text:style-name="T7">aplicación final desplegada</text:span></text:span><text:span text:style-name="T7"> debe estar accesible públicamente, funcionar sin errores y reproducir todo el flujo de datos desde la ingesta hasta la visualización interactiva. Se revisará la estabilidad del despliegue en la nube, el rendimiento frente a diferentes tamaños de datos, la usabilidad de la interfaz, la correcta gestión de dependencias y secretos, y la trazabilidad que permita reconstruir el entorno con instrucciones mínimas.</text:span></text:p>
      <text:p text:style-name="P32"/>
      <text:p text:style-name="P84"><text:span text:style-name="T7">Por último, la </text:span><text:span text:style-name="Strong_20_Emphasis"><text:span text:style-name="T7">presentación de resultados</text:span></text:span><text:span text:style-name="T7"> combina una demostración en vivo de la aplicación y una breve exposición de las lecciones aprendidas. Durante la demo se espera que los equipos expliquen el caso de uso, justifiquen las decisiones técnicas, muestren los principales flujos de la interfaz e ilustren cómo los usuarios finales pueden beneficiarse de la herramienta.</text:span></text:p>
      <text:p text:style-name="P30"/>
      <text:p text:style-name="P36">4. EVALUACIÓN</text:p>
      <text:p text:style-name="P31"/>
      <text:p text:style-name="P51">La evaluación incluye <text:span text:style-name="T89">los siguientes componentes:</text:span></text:p>
      <text:p text:style-name="P51"/>
      <text:list text:continue-list="list2924257913" text:style-name="L5">
        <text:list-item>
          <text:p text:style-name="P129"><text:span text:style-name="T18">Propuesta</text:span><text:span text:style-name="T19"> </text:span><text:span text:style-name="T20">(</text:span><text:span text:style-name="T18">2</text:span><text:span text:style-name="T21">0</text:span><text:span text:style-name="T20">%).</text:span><text:span text:style-name="T5"> </text:span><text:span text:style-name="T25">Alcance, datos, criterios de éxito, diagrama de arquitectura </text:span><text:span text:style-name="T26">y cronograma</text:span><text:span text:style-name="T25">.</text:span></text:p>
        </text:list-item>
        <text:list-item>
          <text:p text:style-name="P129"><text:soft-page-break/><text:span text:style-name="T20">D</text:span><text:span text:style-name="T18">esarrollo incremental (30%).</text:span><text:span text:style-name="T6"> </text:span><text:span text:style-name="T24">Commits documentados, pruebas automatizadas y cumplimiento de </text:span><text:span text:style-name="T26">hitos especificados en el cronograma de la propuesta</text:span><text:span text:style-name="T24">.</text:span></text:p>
        </text:list-item>
        <text:list-item>
          <text:p text:style-name="P129"><text:span text:style-name="T18">Aplicación final desplegada (30%)</text:span><text:span text:style-name="T6">. </text:span><text:span text:style-name="T24">Ap</text:span><text:span text:style-name="T27">licación</text:span><text:span text:style-name="T24"> operativa en </text:span><text:span text:style-name="T27">una plataforma en la nube (ej. </text:span><text:span text:style-name="T24">Streamlit Cloud</text:span><text:span text:style-name="T27">)</text:span><text:span text:style-name="T24">.</text:span></text:p>
        </text:list-item>
        <text:list-item>
          <text:p text:style-name="P130"><text:span text:style-name="T23">Presentación de resultados (20%)</text:span><text:span text:style-name="T24">. Exposición oral.</text:span></text:p>
        </text:list-item>
      </text:list>
      <text:p text:style-name="P28"/>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Calibri Light" svg:font-family="'Calibri Light'" style:font-family-generic="swiss"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wiss" style:font-pitch="variable"/>
    <style:font-face style:name="Calibri4"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yriad Pro" svg:font-family="'Myriad Pro'"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MX"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s" fo:country="MX"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andard_20__28_user_29_" style:display-name="Standard (user)" style:family="paragraph" style:default-outline-level="">
      <style:paragraph-properties fo:text-align="start" style:justify-single-word="false" fo:orphans="2" fo:widows="2" style:writing-mode="lr-tb"/>
      <style:text-properties fo:color="#00000a" loext:opacity="100%" style:font-name="Times New Roman" fo:font-family="'Times New Roman'" style:font-family-generic="roman" style:font-pitch="variable" fo:font-size="12pt" fo:language="es" fo:country="CR"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language-complex="ar" style:country-complex="SA"/>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Map"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1" fo:font-family="Calibri" style:font-family-generic="roman" style:font-pitch="variable" fo:font-size="11pt" fo:language="en" fo:country="US" style:font-name-asian="Calibri4"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3" style:family="table">
      <style:table-properties style:width="7.2806in" fo:margin-left="-0.0819in" fo:margin-top="0in" fo:margin-bottom="0in" table:align="left" style:writing-mode="lr-tb"/>
    </style:style>
    <style:style style:name="Tabla3.A" style:family="table-column">
      <style:table-column-properties style:column-width="2.6576in"/>
    </style:style>
    <style:style style:name="Tabla3.B" style:family="table-column">
      <style:table-column-properties style:column-width="2.0701in"/>
    </style:style>
    <style:style style:name="Tabla3.C" style:family="table-column">
      <style:table-column-properties style:column-width="2.5528in"/>
    </style:style>
    <style:style style:name="Tabla3.1" style:family="table-row">
      <style:table-row-properties fo:keep-together="auto"/>
    </style:style>
    <style:style style:name="Tabla3.A1" style:family="table-cell">
      <style:table-cell-properties style:vertical-align="middle" fo:background-color="#ffffff" fo:padding-left="0.0819in" fo:padding-right="0.075in" fo:padding-top="0.0382in" fo:padding-bottom="0.0382in" fo:border-left="none" fo:border-right="none" fo:border-top="none" fo:border-bottom="0.05pt solid #000000">
        <style:background-image/>
      </style:table-cell-properties>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1" style:family="table-row">
      <style:table-row-properties style:min-row-height="0.3736in"/>
    </style:style>
    <style:style style:name="Table1.A1" style:family="table-cell">
      <style:table-cell-properties style:writing-mode="page"/>
    </style:style>
    <style:style style:name="MP1" style:family="paragraph" style:parent-style-name="Header">
      <style:paragraph-properties fo:margin-left="0in" fo:margin-right="0.0535in" fo:text-indent="0in" style:auto-text-indent="false">
        <style:tab-stops>
          <style:tab-stop style:position="3in" style:type="center"/>
          <style:tab-stop style:position="6in" style:type="right"/>
          <style:tab-stop style:position="6.5957in" style:type="right"/>
        </style:tab-stops>
      </style:paragraph-properties>
      <style:text-properties officeooo:paragraph-rsid="0009e7c4"/>
    </style:style>
    <style:style style:name="MP2" style:family="paragraph" style:parent-style-name="Header">
      <style:paragraph-properties fo:margin-left="0in" fo:margin-right="0.0535in" fo:text-align="center" style:justify-single-word="false" fo:text-indent="0in" style:auto-text-indent="false">
        <style:tab-stops>
          <style:tab-stop style:position="3in" style:type="center"/>
          <style:tab-stop style:position="6in" style:type="right"/>
          <style:tab-stop style:position="6.5957in" style:type="right"/>
        </style:tab-stops>
      </style:paragraph-properties>
      <style:text-properties officeooo:paragraph-rsid="0009e7c4"/>
    </style:style>
    <style:style style:name="MP3" style:family="paragraph" style:parent-style-name="Header">
      <style:paragraph-properties fo:text-align="end" style:justify-single-word="false"/>
      <style:text-properties fo:font-variant="small-caps" style:font-name="Calibri1" fo:font-size="40pt" style:text-underline-style="solid" style:text-underline-width="auto" style:text-underline-color="#0070c0" officeooo:paragraph-rsid="0009e7c4" style:font-size-asian="40pt" style:font-name-complex="Calibri4" style:font-size-complex="40pt"/>
    </style:style>
    <style:style style:name="MP4" style:family="paragraph" style:parent-style-name="Standard">
      <style:text-properties officeooo:paragraph-rsid="0009e7c4"/>
    </style:style>
    <style:style style:name="MP5" style:family="paragraph" style:parent-style-name="Table_20_Contents">
      <style:paragraph-properties fo:text-align="justify" style:justify-single-word="false"/>
      <style:text-properties style:font-name="Calibri Light" fo:font-size="8pt" style:font-size-asian="8pt" style:font-name-complex="Times New Roman" style:font-size-complex="8pt"/>
    </style:style>
    <style:style style:name="MP6" style:family="paragraph" style:parent-style-name="Footer">
      <style:paragraph-properties fo:text-align="end" style:justify-single-word="false"/>
      <style:text-properties style:font-name="Calibri2" fo:font-size="10pt" officeooo:paragraph-rsid="00f8c14f" style:font-size-asian="10pt" style:font-name-complex="Tahoma"/>
    </style:style>
    <style:style style:name="MP7" style:family="paragraph" style:parent-style-name="Footer">
      <style:paragraph-properties fo:text-align="end" style:justify-single-word="false"/>
      <style:text-properties style:font-name="Calibri2" fo:font-size="10pt" officeooo:paragraph-rsid="00f8c14f" style:font-size-asian="10pt" style:font-name-complex="Tahoma" style:font-size-complex="8pt"/>
    </style:style>
    <style:style style:name="MP8" style:family="paragraph" style:parent-style-name="Footer">
      <style:paragraph-properties fo:margin-left="0in" fo:margin-right="0.25in" fo:text-align="justify" style:justify-single-word="false" fo:text-indent="0in" style:auto-text-indent="false"/>
      <style:text-properties style:font-name="Calibri Light" fo:font-size="8pt" fo:font-weight="bold" officeooo:rsid="00362bfe" officeooo:paragraph-rsid="0009e7c4" style:font-size-asian="8pt" style:font-weight-asian="bold" style:font-name-complex="Times New Roman" style:font-size-complex="8pt" style:font-weight-complex="bold"/>
    </style:style>
    <style:style style:name="MP9" style:family="paragraph" style:parent-style-name="Footer">
      <style:paragraph-properties fo:margin-left="0in" fo:margin-right="0.25in" fo:text-align="start" style:justify-single-word="false" fo:text-indent="0in" style:auto-text-indent="false"/>
      <style:text-properties style:font-name="Myriad Pro" fo:font-size="10pt" fo:font-style="italic" style:text-underline-style="solid" style:text-underline-width="auto" style:text-underline-color="font-color" officeooo:rsid="00463085" officeooo:paragraph-rsid="0009e7c4" style:font-size-asian="10pt" style:font-style-asian="italic" style:font-name-complex="Tahoma" style:font-size-complex="8pt" style:font-weight-complex="bold"/>
    </style:style>
    <style:style style:name="MT1" style:family="text">
      <style:text-properties fo:font-size="11pt" style:font-size-asian="11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693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1.0646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draw:frame draw:style-name="Mfr1" draw:name="Imagen 1" text:anchor-type="as-char" svg:width="1.7in" svg:height="0.6811in" draw:z-index="8"><draw:image xlink:href="Pictures/10000001000002990000010ACEC341FE.png" xlink:type="simple" xlink:show="embed" xlink:actuate="onLoad" draw:mime-type="image/png"/><svg:desc>Image result for logo universidad de costa rica</svg:desc></draw:frame></text:p>
            </table:table-cell>
            <table:table-cell table:style-name="Tabla3.A1" office:value-type="string">
              <text:p text:style-name="MP2"><text:span text:style-name="MT1">Página </text:span><text:span text:style-name="MT1"><text:page-number text:select-page="current">9</text:page-number></text:span><text:span text:style-name="MT1"><text:s/>de </text:span><text:span text:style-name="MT1"><text:page-count>9</text:page-count></text:span></text:p>
              <text:p text:style-name="MP1"/>
            </table:table-cell>
            <table:table-cell table:style-name="Tabla3.A1" office:value-type="string">
              <text:p text:style-name="MP3"><draw:frame draw:style-name="Mfr1" draw:name="Imagen 2" text:anchor-type="as-char" svg:width="1.8583in" svg:height="0.5902in" draw:z-index="17"><draw:image xlink:href="Pictures/1000000100000299000000D3B36E65AC.png" xlink:type="simple" xlink:show="embed" xlink:actuate="onLoad" draw:mime-type="image/png"/><svg:desc>Image result for SEP UCR</svg:desc></draw:frame></text:p>
            </table:table-cell>
          </table:table-row>
        </table:table>
        <text:p text:style-name="MP4"/>
      </style:header>
      <style:footer>
        <table:table table:name="Table1" table:style-name="Table1">
          <table:table-column table:style-name="Table1.A" table:number-columns-repeated="3"/>
          <table:table-row table:style-name="Table1.1">
            <table:table-cell table:style-name="Table1.A1" office:value-type="string">
              <text:p text:style-name="MP5"><draw:frame draw:style-name="Mfr1" draw:name="Imagen 3" text:anchor-type="as-char" svg:width="2.3083in" svg:height="0.4102in" draw:z-index="26"><draw:image xlink:href="Pictures/10000001000004D0000000D2BB84D7BB.png" xlink:type="simple" xlink:show="embed" xlink:actuate="onLoad" draw:mime-type="image/png"/></draw:frame></text:p>
            </table:table-cell>
            <table:table-cell table:style-name="Table1.A1" office:value-type="string">
              <text:p text:style-name="MP5"/>
            </table:table-cell>
            <table:table-cell table:style-name="Table1.A1" office:value-type="string">
              <text:p text:style-name="MP6">Teléfono: 2511-8017</text:p>
              <text:p text:style-name="MP7">www.pci.ucr.ac.cr</text:p>
            </table:table-cell>
          </table:table-row>
        </table:table>
        <text:p text:style-name="MP8"/>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7-18T11:24:16.325000000</meta:creation-date>
    <dc:date>2025-08-18T16:28:03.607142977</dc:date>
    <meta:editing-duration>P1DT9H24M29S</meta:editing-duration>
    <meta:editing-cycles>165</meta:editing-cycles>
    <meta:generator>LibreOffice/24.2.7.2$Linux_X86_64 LibreOffice_project/420$Build-2</meta:generator>
    <meta:document-statistic meta:table-count="3" meta:image-count="3" meta:object-count="0" meta:page-count="9" meta:paragraph-count="182" meta:word-count="1791" meta:character-count="12496" meta:non-whitespace-character-count="10961"/>
    <meta:user-defined meta:name="ZOTERO_PREF_1">&lt;data data-version="3" zotero-version="5.0.96"&gt;&lt;session id="Wlt0J3cS"/&gt;&lt;style id="http://www.zotero.org/styles/apa" locale="es-MX" hasBibliography="1" bibliographyStyleHasBeenSet="0"/&gt;&lt;prefs&gt;&lt;pref name="fieldType" value="ReferenceMark"/&gt;&lt;pref name="automa</meta:user-defined>
    <meta:user-defined meta:name="ZOTERO_PREF_2">ticJournalAbbreviations" value="true"/&gt;&lt;/prefs&gt;&lt;/data&gt;</meta:user-defined>
  </office:meta>
</office:document-meta>
</file>